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Accuracy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Protocol part 2</text:p>
          </table:table-cell>
          <table:covered-table-cell table:number-columns-repeated="5"/>
          <table:table-cell office:value-type="string" calcext:value-type="string" table:number-columns-spanned="6" table:number-rows-spanned="1">
            <text:p>Protocol part 3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WIN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WIN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 table:number-columns-spanned="1" table:number-rows-spanned="5">
            <text:p>alessandra</text:p>
          </table:table-cell>
          <table:table-cell office:value-type="string" calcext:value-type="string">
            <text:p>3-ch CCA</text:p>
          </table:table-cell>
          <table:table-cell table:number-columns-repeated="3" office:value-type="float" office:value="100" calcext:value-type="float">
            <text:p>100,00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88.24" calcext:value-type="float">
            <text:p>88,2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90" calcext:value-type="float">
            <text:p>9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5.65" calcext:value-type="float">
            <text:p>95,65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93.75" calcext:value-type="float">
            <text:p>93,7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95.65" calcext:value-type="float">
            <text:p>95,65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93.55" calcext:value-type="float">
            <text:p>93,55</text:p>
          </table:table-cell>
          <table:table-cell office:value-type="float" office:value="93.1" calcext:value-type="float">
            <text:p>93,10</text:p>
          </table:table-cell>
          <table:table-cell office:value-type="float" office:value="100" calcext:value-type="float">
            <text:p>100,00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85.71" calcext:value-type="float">
            <text:p>85,71</text:p>
          </table:table-cell>
          <table:table-cell office:value-type="float" office:value="82.35" calcext:value-type="float">
            <text:p>82,35</text:p>
          </table:table-cell>
          <table:table-cell office:value-type="float" office:value="94.12" calcext:value-type="float">
            <text:p>94,12</text:p>
          </table:table-cell>
          <table:table-cell office:value-type="float" office:value="94.44" calcext:value-type="float">
            <text:p>94,4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90.48" calcext:value-type="float">
            <text:p>90,48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90" calcext:value-type="float">
            <text:p>90</text:p>
          </table:table-cell>
          <table:table-cell office:value-type="float" office:value="93.33" calcext:value-type="float">
            <text:p>9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93.75" calcext:value-type="float">
            <text:p>93,75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andre</text:p>
          </table:table-cell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carloslai</text:p>
          </table:table-cell>
          <table:table-cell office:value-type="string" calcext:value-type="string">
            <text:p>3-ch CCA</text:p>
          </table:table-cell>
          <table:table-cell office:value-type="float" office:value="100" calcext:value-type="float">
            <text:p>100,00</text:p>
          </table:table-cell>
          <table:table-cell office:value-type="float" office:value="96.3" calcext:value-type="float">
            <text:p>96,30</text:p>
          </table:table-cell>
          <table:table-cell office:value-type="float" office:value="90.91" calcext:value-type="float">
            <text:p>90,91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12" calcext:value-type="float">
            <text:p>94,12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92.59" calcext:value-type="float">
            <text:p>92,59</text:p>
          </table:table-cell>
          <table:table-cell office:value-type="float" office:value="92.86" calcext:value-type="float">
            <text:p>92,86</text:p>
          </table:table-cell>
          <table:table-cell office:value-type="float" office:value="90.48" calcext:value-type="float">
            <text:p>90,48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100" calcext:value-type="float">
            <text:p>100,00</text:p>
          </table:table-cell>
          <table:table-cell office:value-type="float" office:value="85.71" calcext:value-type="float">
            <text:p>85,71</text:p>
          </table:table-cell>
          <table:table-cell office:value-type="float" office:value="90.91" calcext:value-type="float">
            <text:p>90,91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44" calcext:value-type="float">
            <text:p>94,44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77.78" calcext:value-type="float">
            <text:p>77,78</text:p>
          </table:table-cell>
          <table:table-cell office:value-type="float" office:value="75" calcext:value-type="float">
            <text:p>7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office:value-type="float" office:value="92.31" calcext:value-type="float">
            <text:p>92,31</text:p>
          </table:table-cell>
          <table:table-cell office:value-type="float" office:value="93.33" calcext:value-type="float">
            <text:p>93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63.64" calcext:value-type="float">
            <text:p>63,64</text:p>
          </table:table-cell>
          <table:table-cell office:value-type="float" office:value="61.9" calcext:value-type="float">
            <text:p>61,90</text:p>
          </table:table-cell>
          <table:table-cell office:value-type="float" office:value="58.82" calcext:value-type="float">
            <text:p>58,82</text:p>
          </table:table-cell>
          <table:table-cell office:value-type="float" office:value="53.85" calcext:value-type="float">
            <text:p>53,85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87.5" calcext:value-type="float">
            <text:p>87,5</text:p>
          </table:table-cell>
          <table:table-cell office:value-type="float" office:value="84.62" calcext:value-type="float">
            <text:p>84,62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,33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celso</text:p>
          </table:table-cell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94.12" calcext:value-type="float">
            <text:p>94,1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94.44" calcext:value-type="float">
            <text:p>94,4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2-ch MSI</text:p>
          </table:table-cell>
          <table:table-cell office:value-type="float" office:value="100" calcext:value-type="float">
            <text:p>100,00</text:p>
          </table:table-cell>
          <table:table-cell office:value-type="float" office:value="96.77" calcext:value-type="float">
            <text:p>96,77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89.47" calcext:value-type="float">
            <text:p>89,4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1-ch MSI</text:p>
          </table:table-cell>
          <table:table-cell office:value-type="float" office:value="100" calcext:value-type="float">
            <text:p>100,00</text:p>
          </table:table-cell>
          <table:table-cell office:value-type="float" office:value="96.77" calcext:value-type="float">
            <text:p>96,77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,4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PSDA</text:p>
          </table:table-cell>
          <table:table-cell office:value-type="float" office:value="100" calcext:value-type="float">
            <text:p>100,00</text:p>
          </table:table-cell>
          <table:table-cell office:value-type="float" office:value="96.67" calcext:value-type="float">
            <text:p>96,67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daniboy</text:p>
          </table:table-cell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2-ch MSI</text:p>
          </table:table-cell>
          <table:table-cell office:value-type="float" office:value="97.56" calcext:value-type="float">
            <text:p>97,56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doney</text:p>
          </table:table-cell>
          <table:table-cell office:value-type="string" calcext:value-type="string">
            <text:p>3-ch CCA</text:p>
          </table:table-cell>
          <table:table-cell office:value-type="float" office:value="83.33" calcext:value-type="float">
            <text:p>83,33</text:p>
          </table:table-cell>
          <table:table-cell office:value-type="float" office:value="87.5" calcext:value-type="float">
            <text:p>87,50</text:p>
          </table:table-cell>
          <table:table-cell office:value-type="float" office:value="90" calcext:value-type="float">
            <text:p>90,00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66.67" calcext:value-type="float">
            <text:p>6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76.92" calcext:value-type="float">
            <text:p>76,92</text:p>
          </table:table-cell>
          <table:table-cell office:value-type="float" office:value="88.46" calcext:value-type="float">
            <text:p>88,46</text:p>
          </table:table-cell>
          <table:table-cell office:value-type="float" office:value="95.24" calcext:value-type="float">
            <text:p>95,24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81.82" calcext:value-type="float">
            <text:p>81,82</text:p>
          </table:table-cell>
          <table:table-cell office:value-type="float" office:value="85.71" calcext:value-type="float">
            <text:p>85,71</text:p>
          </table:table-cell>
          <table:table-cell office:value-type="float" office:value="86.67" calcext:value-type="float">
            <text:p>86,67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100" calcext:value-type="float">
            <text:p>100,00</text:p>
          </table:table-cell>
          <table:table-cell office:value-type="float" office:value="96" calcext:value-type="float">
            <text:p>96,00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66.67" calcext:value-type="float">
            <text:p>66,67</text:p>
          </table:table-cell>
          <table:table-cell office:value-type="float" office:value="92.31" calcext:value-type="float">
            <text:p>92,31</text:p>
          </table:table-cell>
          <table:table-cell office:value-type="float" office:value="92.86" calcext:value-type="float">
            <text:p>92,86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85" calcext:value-type="float">
            <text:p>85,00</text:p>
          </table:table-cell>
          <table:table-cell office:value-type="float" office:value="92" calcext:value-type="float">
            <text:p>92,00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3" office:value-type="float" office:value="66.67" calcext:value-type="float">
            <text:p>66,67</text:p>
          </table:table-cell>
          <table:table-cell office:value-type="float" office:value="88.89" calcext:value-type="float">
            <text:p>88,8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80" calcext:value-type="float">
            <text:p>80,00</text:p>
          </table:table-cell>
          <table:table-cell office:value-type="float" office:value="90.48" calcext:value-type="float">
            <text:p>90,48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50" calcext:value-type="float">
            <text:p>50</text:p>
          </table:table-cell>
          <table:table-cell office:value-type="float" office:value="54.55" calcext:value-type="float">
            <text:p>54,55</text:p>
          </table:table-cell>
          <table:table-cell office:value-type="float" office:value="72.73" calcext:value-type="float">
            <text:p>72,7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fernando</text:p>
          </table:table-cell>
          <table:table-cell office:value-type="string" calcext:value-type="string">
            <text:p>3-ch CCA</text:p>
          </table:table-cell>
          <table:table-cell office:value-type="float" office:value="64.71" calcext:value-type="float">
            <text:p>64,71</text:p>
          </table:table-cell>
          <table:table-cell office:value-type="float" office:value="77.27" calcext:value-type="float">
            <text:p>77,27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6.67" calcext:value-type="float">
            <text:p>86,67</text:p>
          </table:table-cell>
          <table:table-cell office:value-type="float" office:value="87.5" calcext:value-type="float">
            <text:p>87,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71.43" calcext:value-type="float">
            <text:p>71,43</text:p>
          </table:table-cell>
          <table:table-cell office:value-type="float" office:value="91.3" calcext:value-type="float">
            <text:p>91,30</text:p>
          </table:table-cell>
          <table:table-cell office:value-type="float" office:value="80" calcext:value-type="float">
            <text:p>80,00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70" calcext:value-type="float">
            <text:p>70</text:p>
          </table:table-cell>
          <table:table-cell office:value-type="float" office:value="81.25" calcext:value-type="float">
            <text:p>81,25</text:p>
          </table:table-cell>
          <table:table-cell office:value-type="float" office:value="86.67" calcext:value-type="float">
            <text:p>86,67</text:p>
          </table:table-cell>
          <table:table-cell office:value-type="float" office:value="93.33" calcext:value-type="float">
            <text:p>93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70.83" calcext:value-type="float">
            <text:p>70,83</text:p>
          </table:table-cell>
          <table:table-cell office:value-type="float" office:value="91.3" calcext:value-type="float">
            <text:p>91,30</text:p>
          </table:table-cell>
          <table:table-cell office:value-type="float" office:value="95" calcext:value-type="float">
            <text:p>95,00</text:p>
          </table:table-cell>
          <table:table-cell office:value-type="float" office:value="93.75" calcext:value-type="float">
            <text:p>93,75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,33</text:p>
          </table:table-cell>
          <table:table-cell office:value-type="float" office:value="93.75" calcext:value-type="float">
            <text:p>93,7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55.56" calcext:value-type="float">
            <text:p>55,56</text:p>
          </table:table-cell>
          <table:table-cell office:value-type="float" office:value="71.43" calcext:value-type="float">
            <text:p>71,43</text:p>
          </table:table-cell>
          <table:table-cell office:value-type="float" office:value="77.78" calcext:value-type="float">
            <text:p>77,78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87.5" calcext:value-type="float">
            <text:p>87,5</text:p>
          </table:table-cell>
          <table:table-cell office:value-type="float" office:value="92.31" calcext:value-type="float">
            <text:p>92,3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35.71" calcext:value-type="float">
            <text:p>35,71</text:p>
          </table:table-cell>
          <table:table-cell office:value-type="float" office:value="71.43" calcext:value-type="float">
            <text:p>71,43</text:p>
          </table:table-cell>
          <table:table-cell office:value-type="float" office:value="61.11" calcext:value-type="float">
            <text:p>61,11</text:p>
          </table:table-cell>
          <table:table-cell office:value-type="float" office:value="60" calcext:value-type="float">
            <text:p>60,00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66.67" calcext:value-type="float">
            <text:p>66,67</text:p>
          </table:table-cell>
          <table:table-cell office:value-type="float" office:value="84.62" calcext:value-type="float">
            <text:p>84,62</text:p>
          </table:table-cell>
          <table:table-cell office:value-type="float" office:value="73.33" calcext:value-type="float">
            <text:p>73,33</text:p>
          </table:table-cell>
          <table:table-cell office:value-type="float" office:value="78.57" calcext:value-type="float">
            <text:p>78,57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gilmar</text:p>
          </table:table-cell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97.14" calcext:value-type="float">
            <text:p>97,14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orge</text:p>
          </table:table-cell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95.24" calcext:value-type="float">
            <text:p>95,2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94.12" calcext:value-type="float">
            <text:p>94,1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oselito</text:p>
          </table:table-cell>
          <table:table-cell office:value-type="string" calcext:value-type="string">
            <text:p>3-ch CCA</text:p>
          </table:table-cell>
          <table:table-cell office:value-type="float" office:value="95" calcext:value-type="float">
            <text:p>95,00</text:p>
          </table:table-cell>
          <table:table-cell office:value-type="float" office:value="92" calcext:value-type="float">
            <text:p>92,00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95" calcext:value-type="float">
            <text:p>95,00</text:p>
          </table:table-cell>
          <table:table-cell office:value-type="float" office:value="96.15" calcext:value-type="float">
            <text:p>96,15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91.67" calcext:value-type="float">
            <text:p>91,67</text:p>
          </table:table-cell>
          <table:table-cell office:value-type="float" office:value="96.43" calcext:value-type="float">
            <text:p>96,43</text:p>
          </table:table-cell>
          <table:table-cell table:number-columns-repeated="2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85.71" calcext:value-type="float">
            <text:p>85,71</text:p>
          </table:table-cell>
          <table:table-cell office:value-type="float" office:value="81.82" calcext:value-type="float">
            <text:p>81,82</text:p>
          </table:table-cell>
          <table:table-cell office:value-type="float" office:value="94.74" calcext:value-type="float">
            <text:p>94,74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75" calcext:value-type="float">
            <text:p>75</text:p>
          </table:table-cell>
          <table:table-cell office:value-type="float" office:value="92.86" calcext:value-type="float">
            <text:p>92,86</text:p>
          </table:table-cell>
          <table:table-cell office:value-type="float" office:value="81.25" calcext:value-type="float">
            <text:p>81,25</text:p>
          </table:table-cell>
          <table:table-cell office:value-type="float" office:value="87.5" calcext:value-type="float">
            <text:p>87,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71.43" calcext:value-type="float">
            <text:p>71,43</text:p>
          </table:table-cell>
          <table:table-cell office:value-type="float" office:value="80.95" calcext:value-type="float">
            <text:p>80,95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66.67" calcext:value-type="float">
            <text:p>66,67</text:p>
          </table:table-cell>
          <table:table-cell office:value-type="float" office:value="81.82" calcext:value-type="float">
            <text:p>81,82</text:p>
          </table:table-cell>
          <table:table-cell office:value-type="float" office:value="72.73" calcext:value-type="float">
            <text:p>72,73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ulio</text:p>
          </table:table-cell>
          <table:table-cell office:value-type="string" calcext:value-type="string">
            <text:p>3-ch CCA</text:p>
          </table:table-cell>
          <table:table-cell office:value-type="float" office:value="97.06" calcext:value-type="float">
            <text:p>97,06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97.5" calcext:value-type="float">
            <text:p>97,50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95" calcext:value-type="float">
            <text:p>95</text:p>
          </table:table-cell>
          <table:table-cell office:value-type="float" office:value="94.44" calcext:value-type="float">
            <text:p>94,4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95.65" calcext:value-type="float">
            <text:p>95,65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91.67" calcext:value-type="float">
            <text:p>91,67</text:p>
          </table:table-cell>
          <table:table-cell office:value-type="float" office:value="89.47" calcext:value-type="float">
            <text:p>89,4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cas</text:p>
          </table:table-cell>
          <table:table-cell office:value-type="string" calcext:value-type="string">
            <text:p>3-ch CCA</text:p>
          </table:table-cell>
          <table:table-cell office:value-type="float" office:value="97.73" calcext:value-type="float">
            <text:p>97,73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cio</text:p>
          </table:table-cell>
          <table:table-cell office:value-type="string" calcext:value-type="string">
            <text:p>3-ch CCA</text:p>
          </table:table-cell>
          <table:table-cell office:value-type="float" office:value="95.56" calcext:value-type="float">
            <text:p>95,56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95.65" calcext:value-type="float">
            <text:p>95,65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95.65" calcext:value-type="float">
            <text:p>95,65</text:p>
          </table:table-cell>
          <table:table-cell table:number-columns-repeated="3"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,00</text:p>
          </table:table-cell>
          <table:table-cell/>
          <table:table-cell office:value-type="string" calcext:value-type="string">
            <text:p>PSD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is</text:p>
          </table:table-cell>
          <table:table-cell office:value-type="string" calcext:value-type="string">
            <text:p>3-ch CCA</text:p>
          </table:table-cell>
          <table:table-cell office:value-type="float" office:value="63.64" calcext:value-type="float">
            <text:p>63,64</text:p>
          </table:table-cell>
          <table:table-cell office:value-type="float" office:value="84" calcext:value-type="float">
            <text:p>84,00</text:p>
          </table:table-cell>
          <table:table-cell office:value-type="float" office:value="81.82" calcext:value-type="float">
            <text:p>81,82</text:p>
          </table:table-cell>
          <table:table-cell office:value-type="float" office:value="87.5" calcext:value-type="float">
            <text:p>87,50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,33</text:p>
          </table:table-cell>
          <table:table-cell table:number-columns-repeated="2" office:value-type="float" office:value="94.44" calcext:value-type="float">
            <text:p>94,4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73.91" calcext:value-type="float">
            <text:p>73,91</text:p>
          </table:table-cell>
          <table:table-cell office:value-type="float" office:value="88.46" calcext:value-type="float">
            <text:p>88,46</text:p>
          </table:table-cell>
          <table:table-cell office:value-type="float" office:value="86.36" calcext:value-type="float">
            <text:p>86,36</text:p>
          </table:table-cell>
          <table:table-cell office:value-type="float" office:value="87.5" calcext:value-type="float">
            <text:p>87,50</text:p>
          </table:table-cell>
          <table:table-cell/>
          <table:table-cell office:value-type="string" calcext:value-type="string">
            <text:p>3-ch MSI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2" calcext:value-type="float">
            <text:p>94,12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76.19" calcext:value-type="float">
            <text:p>76,19</text:p>
          </table:table-cell>
          <table:table-cell office:value-type="float" office:value="84.62" calcext:value-type="float">
            <text:p>84,62</text:p>
          </table:table-cell>
          <table:table-cell office:value-type="float" office:value="90" calcext:value-type="float">
            <text:p>90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92.86" calcext:value-type="float">
            <text:p>92,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44" calcext:value-type="float">
            <text:p>94,4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95" calcext:value-type="float">
            <text:p>95,00</text:p>
          </table:table-cell>
          <table:table-cell office:value-type="float" office:value="84" calcext:value-type="float">
            <text:p>84,00</text:p>
          </table:table-cell>
          <table:table-cell office:value-type="float" office:value="85.71" calcext:value-type="float">
            <text:p>85,71</text:p>
          </table:table-cell>
          <table:table-cell office:value-type="float" office:value="87.5" calcext:value-type="float">
            <text:p>87,5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table:number-columns-repeated="2" office:value-type="float" office:value="93.33" calcext:value-type="float">
            <text:p>93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90.91" calcext:value-type="float">
            <text:p>90,91</text:p>
          </table:table-cell>
          <table:table-cell office:value-type="float" office:value="86.36" calcext:value-type="float">
            <text:p>86,36</text:p>
          </table:table-cell>
          <table:table-cell office:value-type="float" office:value="78.95" calcext:value-type="float">
            <text:p>78,95</text:p>
          </table:table-cell>
          <table:table-cell office:value-type="float" office:value="81.25" calcext:value-type="float">
            <text:p>81,25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office:value-type="float" office:value="86.67" calcext:value-type="float">
            <text:p>86,67</text:p>
          </table:table-cell>
          <table:table-cell office:value-type="float" office:value="78.57" calcext:value-type="float">
            <text:p>78,57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marcelo</text:p>
          </table:table-cell>
          <table:table-cell office:value-type="string" calcext:value-type="string">
            <text:p>3-ch CCA</text:p>
          </table:table-cell>
          <table:table-cell office:value-type="float" office:value="77.27" calcext:value-type="float">
            <text:p>77,27</text:p>
          </table:table-cell>
          <table:table-cell office:value-type="float" office:value="92" calcext:value-type="float">
            <text:p>92,00</text:p>
          </table:table-cell>
          <table:table-cell office:value-type="float" office:value="95.24" calcext:value-type="float">
            <text:p>95,24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57.14" calcext:value-type="float">
            <text:p>57,14</text:p>
          </table:table-cell>
          <table:table-cell office:value-type="float" office:value="71.43" calcext:value-type="float">
            <text:p>71,43</text:p>
          </table:table-cell>
          <table:table-cell office:value-type="float" office:value="76.92" calcext:value-type="float">
            <text:p>76,92</text:p>
          </table:table-cell>
          <table:table-cell office:value-type="float" office:value="84.62" calcext:value-type="float">
            <text:p>84,62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76.19" calcext:value-type="float">
            <text:p>76,19</text:p>
          </table:table-cell>
          <table:table-cell office:value-type="float" office:value="89.66" calcext:value-type="float">
            <text:p>89,66</text:p>
          </table:table-cell>
          <table:table-cell office:value-type="float" office:value="90" calcext:value-type="float">
            <text:p>90,00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57.14" calcext:value-type="float">
            <text:p>57,14</text:p>
          </table:table-cell>
          <table:table-cell office:value-type="float" office:value="85.71" calcext:value-type="float">
            <text:p>85,71</text:p>
          </table:table-cell>
          <table:table-cell office:value-type="float" office:value="75" calcext:value-type="float">
            <text:p>75</text:p>
          </table:table-cell>
          <table:table-cell office:value-type="float" office:value="85.71" calcext:value-type="float">
            <text:p>85,71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70.59" calcext:value-type="float">
            <text:p>70,59</text:p>
          </table:table-cell>
          <table:table-cell office:value-type="float" office:value="88.46" calcext:value-type="float">
            <text:p>88,46</text:p>
          </table:table-cell>
          <table:table-cell office:value-type="float" office:value="90" calcext:value-type="float">
            <text:p>90,00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.31" calcext:value-type="float">
            <text:p>92,31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85.71" calcext:value-type="float">
            <text:p>85,71</text:p>
          </table:table-cell>
          <table:table-cell office:value-type="float" office:value="88.89" calcext:value-type="float">
            <text:p>88,89</text:p>
          </table:table-cell>
          <table:table-cell office:value-type="float" office:value="95.24" calcext:value-type="float">
            <text:p>95,24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,5</text:p>
          </table:table-cell>
          <table:table-cell office:value-type="float" office:value="86.67" calcext:value-type="float">
            <text:p>86,67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75" calcext:value-type="float">
            <text:p>75,00</text:p>
          </table:table-cell>
          <table:table-cell office:value-type="float" office:value="95" calcext:value-type="float">
            <text:p>95,00</text:p>
          </table:table-cell>
          <table:table-cell office:value-type="float" office:value="85" calcext:value-type="float">
            <text:p>85,00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50" calcext:value-type="float">
            <text:p>50</text:p>
          </table:table-cell>
          <table:table-cell office:value-type="float" office:value="77.78" calcext:value-type="float">
            <text:p>77,78</text:p>
          </table:table-cell>
          <table:table-cell office:value-type="float" office:value="64.29" calcext:value-type="float">
            <text:p>64,29</text:p>
          </table:table-cell>
          <table:table-cell office:value-type="float" office:value="69.23" calcext:value-type="float">
            <text:p>69,23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matheus</text:p>
          </table:table-cell>
          <table:table-cell office:value-type="string" calcext:value-type="string">
            <text:p>3-ch CCA</text:p>
          </table:table-cell>
          <table:table-cell office:value-type="float" office:value="87.5" calcext:value-type="float">
            <text:p>87,50</text:p>
          </table:table-cell>
          <table:table-cell office:value-type="float" office:value="80" calcext:value-type="float">
            <text:p>80,00</text:p>
          </table:table-cell>
          <table:table-cell office:value-type="float" office:value="68.42" calcext:value-type="float">
            <text:p>68,42</text:p>
          </table:table-cell>
          <table:table-cell office:value-type="float" office:value="57.14" calcext:value-type="float">
            <text:p>57,14</text:p>
          </table:table-cell>
          <table:table-cell/>
          <table:table-cell office:value-type="string" calcext:value-type="string">
            <text:p>3-ch CCA</text:p>
          </table:table-cell>
          <table:table-cell office:value-type="float" office:value="33.33" calcext:value-type="float">
            <text:p>33,33</text:p>
          </table:table-cell>
          <table:table-cell office:value-type="float" office:value="54.55" calcext:value-type="float">
            <text:p>54,55</text:p>
          </table:table-cell>
          <table:table-cell office:value-type="float" office:value="66.67" calcext:value-type="float">
            <text:p>66,67</text:p>
          </table:table-cell>
          <table:table-cell office:value-type="float" office:value="62.5" calcext:value-type="float">
            <text:p>62,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75" calcext:value-type="float">
            <text:p>75,00</text:p>
          </table:table-cell>
          <table:table-cell office:value-type="float" office:value="71.43" calcext:value-type="float">
            <text:p>71,43</text:p>
          </table:table-cell>
          <table:table-cell office:value-type="float" office:value="77.78" calcext:value-type="float">
            <text:p>77,78</text:p>
          </table:table-cell>
          <table:table-cell office:value-type="float" office:value="66.67" calcext:value-type="float">
            <text:p>66,67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57.14" calcext:value-type="float">
            <text:p>57,14</text:p>
          </table:table-cell>
          <table:table-cell office:value-type="float" office:value="38.46" calcext:value-type="float">
            <text:p>38,46</text:p>
          </table:table-cell>
          <table:table-cell office:value-type="float" office:value="63.64" calcext:value-type="float">
            <text:p>63,64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50" calcext:value-type="float">
            <text:p>50,00</text:p>
          </table:table-cell>
          <table:table-cell office:value-type="float" office:value="60" calcext:value-type="float">
            <text:p>60,00</text:p>
          </table:table-cell>
          <table:table-cell office:value-type="float" office:value="85.71" calcext:value-type="float">
            <text:p>85,71</text:p>
          </table:table-cell>
          <table:table-cell office:value-type="float" office:value="71.43" calcext:value-type="float">
            <text:p>71,43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57.14" calcext:value-type="float">
            <text:p>57,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69.23" calcext:value-type="float">
            <text:p>69,23</text:p>
          </table:table-cell>
          <table:table-cell office:value-type="float" office:value="77.27" calcext:value-type="float">
            <text:p>77,27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62.5" calcext:value-type="float">
            <text:p>62,5</text:p>
          </table:table-cell>
          <table:table-cell office:value-type="float" office:value="63.64" calcext:value-type="float">
            <text:p>63,64</text:p>
          </table:table-cell>
          <table:table-cell office:value-type="float" office:value="66.67" calcext:value-type="float">
            <text:p>66,67</text:p>
          </table:table-cell>
          <table:table-cell office:value-type="float" office:value="71.43" calcext:value-type="float">
            <text:p>71,4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83.33" calcext:value-type="float">
            <text:p>83,33</text:p>
          </table:table-cell>
          <table:table-cell office:value-type="float" office:value="76.47" calcext:value-type="float">
            <text:p>76,47</text:p>
          </table:table-cell>
          <table:table-cell office:value-type="float" office:value="66.67" calcext:value-type="float">
            <text:p>66,67</text:p>
          </table:table-cell>
          <table:table-cell office:value-type="float" office:value="78.57" calcext:value-type="float">
            <text:p>78,57</text:p>
          </table:table-cell>
          <table:table-cell/>
          <table:table-cell office:value-type="string" calcext:value-type="string">
            <text:p>PSDA</text:p>
          </table:table-cell>
          <table:table-cell office:value-type="float" office:value="66.67" calcext:value-type="float">
            <text:p>66,67</text:p>
          </table:table-cell>
          <table:table-cell office:value-type="float" office:value="42.86" calcext:value-type="float">
            <text:p>42,86</text:p>
          </table:table-cell>
          <table:table-cell office:value-type="float" office:value="66.67" calcext:value-type="float">
            <text:p>66,67</text:p>
          </table:table-cell>
          <table:table-cell office:value-type="float" office:value="62.5" calcext:value-type="float">
            <text:p>62,5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willian</text:p>
          </table:table-cell>
          <table:table-cell office:value-type="string" calcext:value-type="string">
            <text:p>3-ch CCA</text:p>
          </table:table-cell>
          <table:table-cell office:value-type="float" office:value="88.89" calcext:value-type="float">
            <text:p>88,89</text:p>
          </table:table-cell>
          <table:table-cell office:value-type="float" office:value="76" calcext:value-type="float">
            <text:p>76,00</text:p>
          </table:table-cell>
          <table:table-cell office:value-type="float" office:value="85.71" calcext:value-type="float">
            <text:p>85,71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,33</text:p>
          </table:table-cell>
          <table:table-cell office:value-type="float" office:value="86.67" calcext:value-type="float">
            <text:p>86,67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office:value-type="float" office:value="91.67" calcext:value-type="float">
            <text:p>91,67</text:p>
          </table:table-cell>
          <table:table-cell office:value-type="float" office:value="77.78" calcext:value-type="float">
            <text:p>77,78</text:p>
          </table:table-cell>
          <table:table-cell office:value-type="float" office:value="90.48" calcext:value-type="float">
            <text:p>90,48</text:p>
          </table:table-cell>
          <table:table-cell office:value-type="float" office:value="81.25" calcext:value-type="float">
            <text:p>81,25</text:p>
          </table:table-cell>
          <table:table-cell/>
          <table:table-cell office:value-type="string" calcext:value-type="string">
            <text:p>3-ch MSI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7.5" calcext:value-type="float">
            <text:p>87,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office:value-type="float" office:value="85.71" calcext:value-type="float">
            <text:p>85,71</text:p>
          </table:table-cell>
          <table:table-cell office:value-type="float" office:value="81.48" calcext:value-type="float">
            <text:p>81,48</text:p>
          </table:table-cell>
          <table:table-cell office:value-type="float" office:value="90" calcext:value-type="float">
            <text:p>90,00</text:p>
          </table:table-cell>
          <table:table-cell office:value-type="float" office:value="81.25" calcext:value-type="float">
            <text:p>81,25</text:p>
          </table:table-cell>
          <table:table-cell/>
          <table:table-cell office:value-type="string" calcext:value-type="string">
            <text:p>2-ch MSI</text:p>
          </table:table-cell>
          <table:table-cell office:value-type="float" office:value="87.5" calcext:value-type="float">
            <text:p>87,5</text:p>
          </table:table-cell>
          <table:table-cell office:value-type="float" office:value="92.31" calcext:value-type="float">
            <text:p>92,31</text:p>
          </table:table-cell>
          <table:table-cell office:value-type="float" office:value="81.25" calcext:value-type="float">
            <text:p>81,25</text:p>
          </table:table-cell>
          <table:table-cell office:value-type="float" office:value="93.33" calcext:value-type="float">
            <text:p>93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office:value-type="float" office:value="89.29" calcext:value-type="float">
            <text:p>89,29</text:p>
          </table:table-cell>
          <table:table-cell office:value-type="float" office:value="80.77" calcext:value-type="float">
            <text:p>80,77</text:p>
          </table:table-cell>
          <table:table-cell office:value-type="float" office:value="85.71" calcext:value-type="float">
            <text:p>85,71</text:p>
          </table:table-cell>
          <table:table-cell office:value-type="float" office:value="86.67" calcext:value-type="float">
            <text:p>86,67</text:p>
          </table:table-cell>
          <table:table-cell/>
          <table:table-cell office:value-type="string" calcext:value-type="string">
            <text:p>1-ch MSI</text:p>
          </table:table-cell>
          <table:table-cell office:value-type="float" office:value="77.78" calcext:value-type="float">
            <text:p>77,78</text:p>
          </table:table-cell>
          <table:table-cell office:value-type="float" office:value="92.86" calcext:value-type="float">
            <text:p>92,86</text:p>
          </table:table-cell>
          <table:table-cell office:value-type="float" office:value="94.12" calcext:value-type="float">
            <text:p>94,12</text:p>
          </table:table-cell>
          <table:table-cell office:value-type="float" office:value="93.33" calcext:value-type="float">
            <text:p>93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office:value-type="float" office:value="94.74" calcext:value-type="float">
            <text:p>94,74</text:p>
          </table:table-cell>
          <table:table-cell office:value-type="float" office:value="78.26" calcext:value-type="float">
            <text:p>78,26</text:p>
          </table:table-cell>
          <table:table-cell office:value-type="float" office:value="85" calcext:value-type="float">
            <text:p>85,00</text:p>
          </table:table-cell>
          <table:table-cell office:value-type="float" office:value="73.33" calcext:value-type="float">
            <text:p>73,33</text:p>
          </table:table-cell>
          <table:table-cell/>
          <table:table-cell office:value-type="string" calcext:value-type="string">
            <text:p>PSD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2.86" calcext:value-type="float">
            <text:p>92,86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AVERAGE</text:p>
          </table:table-cell>
          <table:table-cell office:value-type="string" calcext:value-type="string">
            <text:p>3-ch CCA</text:p>
          </table:table-cell>
          <table:table-cell table:formula="of:=AVERAGE([.C3];[.C8];[.C13];[.C18];[.C23];[.C28];[.C33];[.C38];[.C43];[.C48];[.C53];[.C58];[.C63];[.C68];[.C73];[.C78];[.C83])" office:value-type="float" office:value="91.2170588235294" calcext:value-type="float">
            <text:p>91,22</text:p>
          </table:table-cell>
          <table:table-cell table:formula="of:=AVERAGE([.D3];[.D8];[.D13];[.D18];[.D23];[.D28];[.D33];[.D38];[.D43];[.D48];[.D53];[.D58];[.D63];[.D68];[.D73];[.D78];[.D83])" office:value-type="float" office:value="93.2394117647059" calcext:value-type="float">
            <text:p>93,24</text:p>
          </table:table-cell>
          <table:table-cell table:formula="of:=AVERAGE([.E3];[.E8];[.E13];[.E18];[.E23];[.E28];[.E33];[.E38];[.E43];[.E48];[.E53];[.E58];[.E63];[.E68];[.E73];[.E78];[.E83])" office:value-type="float" office:value="93.6529411764706" calcext:value-type="float">
            <text:p>93,65</text:p>
          </table:table-cell>
          <table:table-cell table:formula="of:=AVERAGE([.F3];[.F8];[.F13];[.F18];[.F23];[.F28];[.F33];[.F38];[.F43];[.F48];[.F53];[.F58];[.F63];[.F68];[.F73];[.F78];[.F83])" office:value-type="float" office:value="94.0476470588235" calcext:value-type="float">
            <text:p>94,05</text:p>
          </table:table-cell>
          <table:table-cell table:formula="of:=AVERAGE([.C88:.F88])" office:value-type="float" office:value="93.0392647058824" calcext:value-type="float">
            <text:p>93,04</text:p>
          </table:table-cell>
          <table:table-cell office:value-type="string" calcext:value-type="string">
            <text:p>3-ch CCA</text:p>
          </table:table-cell>
          <table:table-cell table:style-name="ce2" table:formula="of:=AVERAGE([.I3];[.I8];[.I13];[.I18];[.I23];[.I28];[.I33];[.I38];[.I43];[.I48];[.I53];[.I58];[.I63];[.I68];[.I73];[.I78];[.I83])" office:value-type="float" office:value="89.0882352941176" calcext:value-type="float">
            <text:p>89,09</text:p>
          </table:table-cell>
          <table:table-cell table:style-name="ce2" table:formula="of:=AVERAGE([.J3];[.J8];[.J13];[.J18];[.J23];[.J28];[.J33];[.J38];[.J43];[.J48];[.J53];[.J58];[.J63];[.J68];[.J73];[.J78];[.J83])" office:value-type="float" office:value="93.4888235294118" calcext:value-type="float">
            <text:p>93,49</text:p>
          </table:table-cell>
          <table:table-cell table:style-name="ce2" table:formula="of:=AVERAGE([.K3];[.K8];[.K13];[.K18];[.K23];[.K28];[.K33];[.K38];[.K43];[.K48];[.K53];[.K58];[.K63];[.K68];[.K73];[.K78];[.K83])" office:value-type="float" office:value="94.0482352941176" calcext:value-type="float">
            <text:p>94,05</text:p>
          </table:table-cell>
          <table:table-cell table:style-name="ce2" table:formula="of:=AVERAGE([.L3];[.L8];[.L13];[.L18];[.L23];[.L28];[.L33];[.L38];[.L43];[.L48];[.L53];[.L58];[.L63];[.L68];[.L73];[.L78];[.L83])" office:value-type="float" office:value="95.0429411764706" calcext:value-type="float">
            <text:p>95,04</text:p>
          </table:table-cell>
          <table:table-cell table:formula="of:=AVERAGE([.I88:.L88])" office:value-type="float" office:value="92.9170588235294" calcext:value-type="float">
            <text:p>92,92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formula="of:=AVERAGE([.C4];[.C9];[.C14];[.C19];[.C24];[.C29];[.C34];[.C39];[.C44];[.C49];[.C54];[.C59];[.C64];[.C69];[.C74];[.C79];[.C84])" office:value-type="float" office:value="90.4917647058823" calcext:value-type="float">
            <text:p>90,49</text:p>
          </table:table-cell>
          <table:table-cell table:formula="of:=AVERAGE([.D4];[.D9];[.D14];[.D19];[.D24];[.D29];[.D34];[.D39];[.D44];[.D49];[.D54];[.D59];[.D64];[.D69];[.D74];[.D79];[.D84])" office:value-type="float" office:value="93.8882352941176" calcext:value-type="float">
            <text:p>93,89</text:p>
          </table:table-cell>
          <table:table-cell table:formula="of:=AVERAGE([.E4];[.E9];[.E14];[.E19];[.E24];[.E29];[.E34];[.E39];[.E44];[.E49];[.E54];[.E59];[.E64];[.E69];[.E74];[.E79];[.E84])" office:value-type="float" office:value="94.47" calcext:value-type="float">
            <text:p>94,47</text:p>
          </table:table-cell>
          <table:table-cell table:formula="of:=AVERAGE([.F4];[.F9];[.F14];[.F19];[.F24];[.F29];[.F34];[.F39];[.F44];[.F49];[.F54];[.F59];[.F64];[.F69];[.F74];[.F79];[.F84])" office:value-type="float" office:value="94.7058823529412" calcext:value-type="float">
            <text:p>94,71</text:p>
          </table:table-cell>
          <table:table-cell table:formula="of:=AVERAGE([.C89:.F89])" office:value-type="float" office:value="93.3889705882353" calcext:value-type="float">
            <text:p>93,39</text:p>
          </table:table-cell>
          <table:table-cell office:value-type="string" calcext:value-type="string">
            <text:p>3-ch MSI</text:p>
          </table:table-cell>
          <table:table-cell table:style-name="ce2" table:formula="of:=AVERAGE([.I4];[.I9];[.I14];[.I19];[.I24];[.I29];[.I34];[.I39];[.I44];[.I49];[.I54];[.I59];[.I64];[.I69];[.I74];[.I79];[.I84])" office:value-type="float" office:value="89.9582352941176" calcext:value-type="float">
            <text:p>89,96</text:p>
          </table:table-cell>
          <table:table-cell table:style-name="ce2" table:formula="of:=AVERAGE([.J4];[.J9];[.J14];[.J19];[.J24];[.J29];[.J34];[.J39];[.J44];[.J49];[.J54];[.J59];[.J64];[.J69];[.J74];[.J79];[.J84])" office:value-type="float" office:value="92.6152941176471" calcext:value-type="float">
            <text:p>92,62</text:p>
          </table:table-cell>
          <table:table-cell table:style-name="ce2" table:formula="of:=AVERAGE([.K4];[.K9];[.K14];[.K19];[.K24];[.K29];[.K34];[.K39];[.K44];[.K49];[.K54];[.K59];[.K64];[.K69];[.K74];[.K79];[.K84])" office:value-type="float" office:value="94.0382352941177" calcext:value-type="float">
            <text:p>94,04</text:p>
          </table:table-cell>
          <table:table-cell table:style-name="ce2" table:formula="of:=AVERAGE([.L4];[.L9];[.L14];[.L19];[.L24];[.L29];[.L34];[.L39];[.L44];[.L49];[.L54];[.L59];[.L64];[.L69];[.L74];[.L79];[.L84])" office:value-type="float" office:value="95.9211764705882" calcext:value-type="float">
            <text:p>95,92</text:p>
          </table:table-cell>
          <table:table-cell table:formula="of:=AVERAGE([.I89:.L89])" office:value-type="float" office:value="93.1332352941176" calcext:value-type="float">
            <text:p>93,13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formula="of:=AVERAGE([.C5];[.C10];[.C15];[.C20];[.C25];[.C30];[.C35];[.C40];[.C45];[.C50];[.C55];[.C60];[.C65];[.C70];[.C75];[.C80];[.C85])" office:value-type="float" office:value="90.4823529411765" calcext:value-type="float">
            <text:p>90,48</text:p>
          </table:table-cell>
          <table:table-cell table:formula="of:=AVERAGE([.D5];[.D10];[.D15];[.D20];[.D25];[.D30];[.D35];[.D40];[.D45];[.D50];[.D55];[.D60];[.D65];[.D70];[.D75];[.D80];[.D85])" office:value-type="float" office:value="92.9864705882353" calcext:value-type="float">
            <text:p>92,99</text:p>
          </table:table-cell>
          <table:table-cell table:formula="of:=AVERAGE([.E5];[.E10];[.E15];[.E20];[.E25];[.E30];[.E35];[.E40];[.E45];[.E50];[.E55];[.E60];[.E65];[.E70];[.E75];[.E80];[.E85])" office:value-type="float" office:value="96.31" calcext:value-type="float">
            <text:p>96,31</text:p>
          </table:table-cell>
          <table:table-cell table:formula="of:=AVERAGE([.F5];[.F10];[.F15];[.F20];[.F25];[.F30];[.F35];[.F40];[.F45];[.F50];[.F55];[.F60];[.F65];[.F70];[.F75];[.F80];[.F85])" office:value-type="float" office:value="95.3047058823529" calcext:value-type="float">
            <text:p>95,30</text:p>
          </table:table-cell>
          <table:table-cell table:formula="of:=AVERAGE([.C90:.F90])" office:value-type="float" office:value="93.7708823529412" calcext:value-type="float">
            <text:p>93,77</text:p>
          </table:table-cell>
          <table:table-cell office:value-type="string" calcext:value-type="string">
            <text:p>2-ch MSI</text:p>
          </table:table-cell>
          <table:table-cell table:style-name="ce2" table:formula="of:=AVERAGE([.I5];[.I10];[.I15];[.I20];[.I25];[.I30];[.I35];[.I40];[.I45];[.I50];[.I55];[.I60];[.I65];[.I70];[.I75];[.I80];[.I85])" office:value-type="float" office:value="91.3905882352941" calcext:value-type="float">
            <text:p>91,39</text:p>
          </table:table-cell>
          <table:table-cell table:style-name="ce2" table:formula="of:=AVERAGE([.J5];[.J10];[.J15];[.J20];[.J25];[.J30];[.J35];[.J40];[.J45];[.J50];[.J55];[.J60];[.J65];[.J70];[.J75];[.J80];[.J85])" office:value-type="float" office:value="95.2717647058823" calcext:value-type="float">
            <text:p>95,27</text:p>
          </table:table-cell>
          <table:table-cell table:style-name="ce2" table:formula="of:=AVERAGE([.K5];[.K10];[.K15];[.K20];[.K25];[.K30];[.K35];[.K40];[.K45];[.K50];[.K55];[.K60];[.K65];[.K70];[.K75];[.K80];[.K85])" office:value-type="float" office:value="95.1105882352941" calcext:value-type="float">
            <text:p>95,11</text:p>
          </table:table-cell>
          <table:table-cell table:style-name="ce2" table:formula="of:=AVERAGE([.L5];[.L10];[.L15];[.L20];[.L25];[.L30];[.L35];[.L40];[.L45];[.L50];[.L55];[.L60];[.L65];[.L70];[.L75];[.L80];[.L85])" office:value-type="float" office:value="95.5194117647059" calcext:value-type="float">
            <text:p>95,52</text:p>
          </table:table-cell>
          <table:table-cell table:formula="of:=AVERAGE([.I90:.L90])" office:value-type="float" office:value="94.3230882352941" calcext:value-type="float">
            <text:p>94,32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formula="of:=AVERAGE([.C6];[.C11];[.C16];[.C21];[.C26];[.C31];[.C36];[.C41];[.C46];[.C51];[.C56];[.C61];[.C66];[.C71];[.C76];[.C81];[.C86])" office:value-type="float" office:value="90.0864705882353" calcext:value-type="float">
            <text:p>90,09</text:p>
          </table:table-cell>
          <table:table-cell table:formula="of:=AVERAGE([.D6];[.D11];[.D16];[.D21];[.D26];[.D31];[.D36];[.D41];[.D46];[.D51];[.D56];[.D61];[.D66];[.D71];[.D76];[.D81];[.D86])" office:value-type="float" office:value="90.65" calcext:value-type="float">
            <text:p>90,65</text:p>
          </table:table-cell>
          <table:table-cell table:formula="of:=AVERAGE([.E6];[.E11];[.E16];[.E21];[.E26];[.E31];[.E36];[.E41];[.E46];[.E51];[.E56];[.E61];[.E66];[.E71];[.E76];[.E81];[.E86])" office:value-type="float" office:value="93.4811764705882" calcext:value-type="float">
            <text:p>93,48</text:p>
          </table:table-cell>
          <table:table-cell table:formula="of:=AVERAGE([.F6];[.F11];[.F16];[.F21];[.F26];[.F31];[.F36];[.F41];[.F46];[.F51];[.F56];[.F61];[.F66];[.F71];[.F76];[.F81];[.F86])" office:value-type="float" office:value="93.7994117647059" calcext:value-type="float">
            <text:p>93,80</text:p>
          </table:table-cell>
          <table:table-cell table:formula="of:=AVERAGE([.C91:.F91])" office:value-type="float" office:value="92.0042647058824" calcext:value-type="float">
            <text:p>92,00</text:p>
          </table:table-cell>
          <table:table-cell office:value-type="string" calcext:value-type="string">
            <text:p>1-ch MSI</text:p>
          </table:table-cell>
          <table:table-cell table:style-name="ce2" table:formula="of:=AVERAGE([.I6];[.I11];[.I16];[.I21];[.I26];[.I31];[.I36];[.I41];[.I46];[.I51];[.I56];[.I61];[.I66];[.I71];[.I76];[.I81];[.I86])" office:value-type="float" office:value="89.1411764705882" calcext:value-type="float">
            <text:p>89,14</text:p>
          </table:table-cell>
          <table:table-cell table:style-name="ce2" table:formula="of:=AVERAGE([.J6];[.J11];[.J16];[.J21];[.J26];[.J31];[.J36];[.J41];[.J46];[.J51];[.J56];[.J61];[.J66];[.J71];[.J76];[.J81];[.J86])" office:value-type="float" office:value="90.8994117647059" calcext:value-type="float">
            <text:p>90,90</text:p>
          </table:table-cell>
          <table:table-cell table:style-name="ce2" table:formula="of:=AVERAGE([.K6];[.K11];[.K16];[.K21];[.K26];[.K31];[.K36];[.K41];[.K46];[.K51];[.K56];[.K61];[.K66];[.K71];[.K76];[.K81];[.K86])" office:value-type="float" office:value="92.7041176470588" calcext:value-type="float">
            <text:p>92,70</text:p>
          </table:table-cell>
          <table:table-cell table:style-name="ce2" table:formula="of:=AVERAGE([.L6];[.L11];[.L16];[.L21];[.L26];[.L31];[.L36];[.L41];[.L46];[.L51];[.L56];[.L61];[.L66];[.L71];[.L76];[.L81];[.L86])" office:value-type="float" office:value="94.6423529411765" calcext:value-type="float">
            <text:p>94,64</text:p>
          </table:table-cell>
          <table:table-cell table:formula="of:=AVERAGE([.I91:.L91])" office:value-type="float" office:value="91.8467647058823" calcext:value-type="float">
            <text:p>91,8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formula="of:=AVERAGE([.C7];[.C12];[.C17];[.C22];[.C27];[.C32];[.C37];[.C42];[.C47];[.C52];[.C57];[.C62];[.C67];[.C72];[.C77];[.C82];[.C87])" office:value-type="float" office:value="87.6711764705882" calcext:value-type="float">
            <text:p>87,67</text:p>
          </table:table-cell>
          <table:table-cell table:formula="of:=AVERAGE([.D7];[.D12];[.D17];[.D22];[.D27];[.D32];[.D37];[.D42];[.D47];[.D52];[.D57];[.D62];[.D67];[.D72];[.D77];[.D82];[.D87])" office:value-type="float" office:value="90.4423529411765" calcext:value-type="float">
            <text:p>90,44</text:p>
          </table:table-cell>
          <table:table-cell table:formula="of:=AVERAGE([.E7];[.E12];[.E17];[.E22];[.E27];[.E32];[.E37];[.E42];[.E47];[.E52];[.E57];[.E62];[.E67];[.E72];[.E77];[.E82];[.E87])" office:value-type="float" office:value="88.0017647058824" calcext:value-type="float">
            <text:p>88,00</text:p>
          </table:table-cell>
          <table:table-cell table:formula="of:=AVERAGE([.F7];[.F12];[.F17];[.F22];[.F27];[.F32];[.F37];[.F42];[.F47];[.F52];[.F57];[.F62];[.F67];[.F72];[.F77];[.F82];[.F87])" office:value-type="float" office:value="88.6464705882353" calcext:value-type="float">
            <text:p>88,65</text:p>
          </table:table-cell>
          <table:table-cell table:formula="of:=AVERAGE([.C92:.F92])" office:value-type="float" office:value="88.6904411764706" calcext:value-type="float">
            <text:p>88,69</text:p>
          </table:table-cell>
          <table:table-cell office:value-type="string" calcext:value-type="string">
            <text:p>PSDA</text:p>
          </table:table-cell>
          <table:table-cell table:style-name="ce2" table:formula="of:=AVERAGE([.I7];[.I12];[.I17];[.I22];[.I27];[.I32];[.I37];[.I42];[.I47];[.I52];[.I57];[.I62];[.I67];[.I72];[.I77];[.I82];[.I87])" office:value-type="float" office:value="86.0764705882353" calcext:value-type="float">
            <text:p>86,08</text:p>
          </table:table-cell>
          <table:table-cell table:style-name="ce2" table:formula="of:=AVERAGE([.J7];[.J12];[.J17];[.J22];[.J27];[.J32];[.J37];[.J42];[.J47];[.J52];[.J57];[.J62];[.J67];[.J72];[.J77];[.J82];[.J87])" office:value-type="float" office:value="88.3476470588235" calcext:value-type="float">
            <text:p>88,35</text:p>
          </table:table-cell>
          <table:table-cell table:style-name="ce2" table:formula="of:=AVERAGE([.K7];[.K12];[.K17];[.K22];[.K27];[.K32];[.K37];[.K42];[.K47];[.K52];[.K57];[.K62];[.K67];[.K72];[.K77];[.K82];[.K87])" office:value-type="float" office:value="87.7029411764706" calcext:value-type="float">
            <text:p>87,70</text:p>
          </table:table-cell>
          <table:table-cell table:style-name="ce2" table:formula="of:=AVERAGE([.L7];[.L12];[.L17];[.L22];[.L27];[.L32];[.L37];[.L42];[.L47];[.L52];[.L57];[.L62];[.L67];[.L72];[.L77];[.L82];[.L87])" office:value-type="float" office:value="88.165294117647" calcext:value-type="float">
            <text:p>88,17</text:p>
          </table:table-cell>
          <table:table-cell table:formula="of:=AVERAGE([.I92:.L92])" office:value-type="float" office:value="87.5730882352941" calcext:value-type="float">
            <text:p>87,5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TOTAL </text:p>
            <text:p>AVERAGE</text:p>
          </table:table-cell>
          <table:table-cell table:number-columns-repeated="1019"/>
        </table:table-row>
        <table:table-row table:style-name="ro2">
          <table:table-cell table:number-columns-repeated="4"/>
          <table:covered-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3-ch CCA</text:p>
          </table:table-cell>
          <table:table-cell table:formula="of:=AVERAGE([.C88];[.I88])" office:value-type="float" office:value="90.1526470588235" calcext:value-type="float">
            <text:p>90,15</text:p>
          </table:table-cell>
          <table:table-cell table:formula="of:=AVERAGE([.D88];[.J88])" office:value-type="float" office:value="93.3641176470588" calcext:value-type="float">
            <text:p>93,36</text:p>
          </table:table-cell>
          <table:table-cell table:style-name="ce2" table:formula="of:=AVERAGE([.E88];[.K88])" office:value-type="float" office:value="93.8505882352941" calcext:value-type="float">
            <text:p>93,85</text:p>
          </table:table-cell>
          <table:table-cell table:style-name="ce2" table:formula="of:=AVERAGE([.F88];[.L88])" office:value-type="float" office:value="94.5452941176471" calcext:value-type="float">
            <text:p>94,55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4"/>
          <table:table-cell table:style-name="Default" office:value-type="string" calcext:value-type="string">
            <text:p>3-ch MSI</text:p>
          </table:table-cell>
          <table:table-cell table:formula="of:=AVERAGE([.C89];[.I89])" office:value-type="float" office:value="90.225" calcext:value-type="float">
            <text:p>90,23</text:p>
          </table:table-cell>
          <table:table-cell table:formula="of:=AVERAGE([.D89];[.J89])" office:value-type="float" office:value="93.2517647058824" calcext:value-type="float">
            <text:p>93,25</text:p>
          </table:table-cell>
          <table:table-cell table:style-name="ce2" table:formula="of:=AVERAGE([.E89];[.K89])" office:value-type="float" office:value="94.2541176470588" calcext:value-type="float">
            <text:p>94,25</text:p>
          </table:table-cell>
          <table:table-cell table:style-name="ce2" table:formula="of:=AVERAGE([.F89];[.L89])" office:value-type="float" office:value="95.3135294117647" calcext:value-type="float">
            <text:p>95,31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4"/>
          <table:table-cell table:style-name="Default" office:value-type="string" calcext:value-type="string">
            <text:p>2-ch MSI</text:p>
          </table:table-cell>
          <table:table-cell table:formula="of:=AVERAGE([.C90];[.I90])" office:value-type="float" office:value="90.9364705882353" calcext:value-type="float">
            <text:p>90,94</text:p>
          </table:table-cell>
          <table:table-cell table:formula="of:=AVERAGE([.D90];[.J90])" office:value-type="float" office:value="94.1291176470588" calcext:value-type="float">
            <text:p>94,13</text:p>
          </table:table-cell>
          <table:table-cell table:style-name="ce2" table:formula="of:=AVERAGE([.E90];[.K90])" office:value-type="float" office:value="95.7102941176471" calcext:value-type="float">
            <text:p>95,71</text:p>
          </table:table-cell>
          <table:table-cell table:style-name="ce2" table:formula="of:=AVERAGE([.F90];[.L90])" office:value-type="float" office:value="95.4120588235294" calcext:value-type="float">
            <text:p>95,41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4"/>
          <table:table-cell table:style-name="Default" office:value-type="string" calcext:value-type="string">
            <text:p>1-ch MSI</text:p>
          </table:table-cell>
          <table:table-cell table:formula="of:=AVERAGE([.C91];[.I91])" office:value-type="float" office:value="89.6138235294118" calcext:value-type="float">
            <text:p>89,61</text:p>
          </table:table-cell>
          <table:table-cell table:formula="of:=AVERAGE([.D91];[.J91])" office:value-type="float" office:value="90.7747058823529" calcext:value-type="float">
            <text:p>90,77</text:p>
          </table:table-cell>
          <table:table-cell table:style-name="ce2" table:formula="of:=AVERAGE([.E91];[.K91])" office:value-type="float" office:value="93.0926470588235" calcext:value-type="float">
            <text:p>93,09</text:p>
          </table:table-cell>
          <table:table-cell table:style-name="ce2" table:formula="of:=AVERAGE([.F91];[.L91])" office:value-type="float" office:value="94.2208823529412" calcext:value-type="float">
            <text:p>94,22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4"/>
          <table:table-cell table:style-name="Default" office:value-type="string" calcext:value-type="string">
            <text:p>PSDA</text:p>
          </table:table-cell>
          <table:table-cell table:formula="of:=AVERAGE([.C92];[.I92])" office:value-type="float" office:value="86.8738235294118" calcext:value-type="float">
            <text:p>86,87</text:p>
          </table:table-cell>
          <table:table-cell table:formula="of:=AVERAGE([.D92];[.J92])" office:value-type="float" office:value="89.395" calcext:value-type="float">
            <text:p>89,40</text:p>
          </table:table-cell>
          <table:table-cell table:style-name="ce2" table:formula="of:=AVERAGE([.E92];[.K92])" office:value-type="float" office:value="87.8523529411765" calcext:value-type="float">
            <text:p>87,85</text:p>
          </table:table-cell>
          <table:table-cell table:style-name="ce2" table:formula="of:=AVERAGE([.F92];[.L92])" office:value-type="float" office:value="88.4058823529412" calcext:value-type="float">
            <text:p>88,41</text:p>
          </table:table-cell>
          <table:table-cell table:style-name="ce2"/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o comando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Protocol part 2</text:p>
          </table:table-cell>
          <table:covered-table-cell table:number-columns-repeated="5"/>
          <table:table-cell office:value-type="string" calcext:value-type="string" table:number-columns-spanned="6" table:number-rows-spanned="1">
            <text:p>Protocol part 3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WIN SIZ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WIN SIZ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 table:number-columns-spanned="1" table:number-rows-spanned="5">
            <text:p>alessandra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6.81" calcext:value-type="float">
            <text:p>6,81</text:p>
          </table:table-cell>
          <table:table-cell table:style-name="Default" office:value-type="float" office:value="3.9" calcext:value-type="float">
            <text:p>3,9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5.73" calcext:value-type="float">
            <text:p>5,73</text:p>
          </table:table-cell>
          <table:table-cell table:style-name="Default" office:value-type="float" office:value="3.68" calcext:value-type="float">
            <text:p>3,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5.73" calcext:value-type="float">
            <text:p>5,73</text:p>
          </table:table-cell>
          <table:table-cell table:style-name="Default" office:value-type="float" office:value="3.68" calcext:value-type="float">
            <text:p>3,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5.35" calcext:value-type="float">
            <text:p>5,35</text:p>
          </table:table-cell>
          <table:table-cell table:style-name="Default" office:value-type="float" office:value="4.45" calcext:value-type="float">
            <text:p>4,45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.52" calcext:value-type="float">
            <text:p>5,52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andre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2.49" calcext:value-type="float">
            <text:p>2,49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number-columns-repeated="2" table:style-name="ce2" office:value-type="float" office:value="3" calcext:value-type="float">
            <text:p>3,00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2.21" calcext:value-type="float">
            <text:p>2,21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number-columns-repeated="2" table:style-name="ce2" office:value-type="float" office:value="3" calcext:value-type="float">
            <text:p>3,00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3.12" calcext:value-type="float">
            <text:p>3,12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4.73" calcext:value-type="float">
            <text:p>4,73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3.83" calcext:value-type="float">
            <text:p>3,83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carloslai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5.22" calcext:value-type="float">
            <text:p>5,22</text:p>
          </table:table-cell>
          <table:table-cell table:style-name="Default" office:value-type="float" office:value="4.73" calcext:value-type="float">
            <text:p>4,73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59" calcext:value-type="float">
            <text:p>5,5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6.67" calcext:value-type="float">
            <text:p>6,67</text:p>
          </table:table-cell>
          <table:table-cell table:style-name="Default" office:value-type="float" office:value="4.71" calcext:value-type="float">
            <text:p>4,71</text:p>
          </table:table-cell>
          <table:table-cell table:style-name="Default" office:value-type="float" office:value="5.71" calcext:value-type="float">
            <text:p>5,71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7.52" calcext:value-type="float">
            <text:p>7,52</text:p>
          </table:table-cell>
          <table:table-cell table:style-name="Default" office:value-type="float" office:value="4.82" calcext:value-type="float">
            <text:p>4,82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.37" calcext:value-type="float">
            <text:p>7,37</text:p>
          </table:table-cell>
          <table:table-cell table:style-name="Default" office:value-type="float" office:value="8.89" calcext:value-type="float">
            <text:p>8,89</text:p>
          </table:table-cell>
          <table:table-cell table:style-name="Default" office:value-type="float" office:value="7.67" calcext:value-type="float">
            <text:p>7,67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22.18" calcext:value-type="float">
            <text:p>22,18</text:p>
          </table:table-cell>
          <table:table-cell table:style-name="Default" office:value-type="float" office:value="9.71" calcext:value-type="float">
            <text:p>9,71</text:p>
          </table:table-cell>
          <table:table-cell table:style-name="Default" office:value-type="float" office:value="10.59" calcext:value-type="float">
            <text:p>10,59</text:p>
          </table:table-cell>
          <table:table-cell table:style-name="Default" office:value-type="float" office:value="11.92" calcext:value-type="float">
            <text:p>11,92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cels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3.38" calcext:value-type="float">
            <text:p>3,38</text:p>
          </table:table-cell>
          <table:table-cell table:style-name="Default" office:value-type="float" office:value="4.24" calcext:value-type="float">
            <text:p>4,24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3-ch MSI</text:p>
          </table:table-cell>
          <table:table-cell table:style-name="Default" office:value-type="float" office:value="2.86" calcext:value-type="float">
            <text:p>2,86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3.5" calcext:value-type="float">
            <text:p>3,50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2-ch MSI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1-ch MSI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celso</text:p>
          </table:covered-table-cell>
          <table:table-cell office:value-type="string" calcext:value-type="string">
            <text:p>PSDA</text:p>
          </table:table-cell>
          <table:table-cell table:style-name="Default" office:value-type="float" office:value="5.93" calcext:value-type="float">
            <text:p>5,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daniboy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2.86" calcext:value-type="float">
            <text:p>2,8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3-ch MSI</text:p>
          </table:table-cell>
          <table:table-cell table:style-name="Default" office:value-type="float" office:value="2.64" calcext:value-type="float">
            <text:p>2,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2-ch MSI</text:p>
          </table:table-cell>
          <table:table-cell table:style-name="Default" office:value-type="float" office:value="3.02" calcext:value-type="float">
            <text:p>3,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1-ch MSI</text:p>
          </table:table-cell>
          <table:table-cell table:style-name="Default" office:value-type="float" office:value="2.64" calcext:value-type="float">
            <text:p>2,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 office:value-type="string" calcext:value-type="string">
            <text:p>daniboy</text:p>
          </table:covered-table-cell>
          <table:table-cell office:value-type="string" calcext:value-type="string">
            <text:p>PSD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3.5" calcext:value-type="float">
            <text:p>3,50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doney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8.25" calcext:value-type="float">
            <text:p>8,25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8.64" calcext:value-type="float">
            <text:p>8,6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7.08" calcext:value-type="float">
            <text:p>7,08</text:p>
          </table:table-cell>
          <table:table-cell table:style-name="Default" office:value-type="float" office:value="5.77" calcext:value-type="float">
            <text:p>5,77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8.64" calcext:value-type="float">
            <text:p>8,6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9.71" calcext:value-type="float">
            <text:p>9,71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6.25" calcext:value-type="float">
            <text:p>6,2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7.92" calcext:value-type="float">
            <text:p>7,92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3.11" calcext:value-type="float">
            <text:p>13,11</text:p>
          </table:table-cell>
          <table:table-cell table:style-name="ce2" office:value-type="float" office:value="5.6" calcext:value-type="float">
            <text:p>5,60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10.56" calcext:value-type="float">
            <text:p>10,56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24.8" calcext:value-type="float">
            <text:p>24,8</text:p>
          </table:table-cell>
          <table:table-cell table:style-name="Default" office:value-type="float" office:value="9.29" calcext:value-type="float">
            <text:p>9,29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34" calcext:value-type="float">
            <text:p>34,00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10.18" calcext:value-type="float">
            <text:p>10,18</text:p>
          </table:table-cell>
          <table:table-cell table:style-name="ce2" office:value-type="float" office:value="9.5" calcext:value-type="float">
            <text:p>9,5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fernand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13.18" calcext:value-type="float">
            <text:p>13,18</text:p>
          </table:table-cell>
          <table:table-cell table:style-name="Default" office:value-type="float" office:value="8.45" calcext:value-type="float">
            <text:p>8,45</text:p>
          </table:table-cell>
          <table:table-cell table:style-name="Default" office:value-type="float" office:value="6.8" calcext:value-type="float">
            <text:p>6,8</text:p>
          </table:table-cell>
          <table:table-cell table:style-name="Default" office:value-type="float" office:value="7.67" calcext:value-type="float">
            <text:p>7,67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5.8" calcext:value-type="float">
            <text:p>5,80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9.9" calcext:value-type="float">
            <text:p>9,9</text:p>
          </table:table-cell>
          <table:table-cell table:style-name="Default" office:value-type="float" office:value="7.7" calcext:value-type="float">
            <text:p>7,7</text:p>
          </table:table-cell>
          <table:table-cell table:style-name="Default" office:value-type="float" office:value="6.8" calcext:value-type="float">
            <text:p>6,8</text:p>
          </table:table-cell>
          <table:table-cell table:style-name="Default" office:value-type="float" office:value="7.33" calcext:value-type="float">
            <text:p>7,33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4.88" calcext:value-type="float">
            <text:p>4,88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09" calcext:value-type="float">
            <text:p>8,09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6.56" calcext:value-type="float">
            <text:p>6,56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.29" calcext:value-type="float">
            <text:p>9,29</text:p>
          </table:table-cell>
          <table:table-cell table:style-name="Default" office:value-type="float" office:value="9.11" calcext:value-type="float">
            <text:p>9,11</text:p>
          </table:table-cell>
          <table:table-cell table:style-name="Default" office:value-type="float" office:value="7.67" calcext:value-type="float">
            <text:p>7,67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7.62" calcext:value-type="float">
            <text:p>7,62</text:p>
          </table:table-cell>
          <table:table-cell table:style-name="ce2" office:value-type="float" office:value="8" calcext:value-type="float">
            <text:p>8,00</text:p>
          </table:table-cell>
          <table:table-cell table:style-name="ce2" office:value-type="float" office:value="7.31" calcext:value-type="float">
            <text:p>7,31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16.57" calcext:value-type="float">
            <text:p>16,57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8.89" calcext:value-type="float">
            <text:p>8,89</text:p>
          </table:table-cell>
          <table:table-cell table:style-name="Default" office:value-type="float" office:value="8.33" calcext:value-type="float">
            <text:p>8,33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7.38" calcext:value-type="float">
            <text:p>7,38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6.79" calcext:value-type="float">
            <text:p>6,79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gilmar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5.29" calcext:value-type="float">
            <text:p>5,29</text:p>
          </table:table-cell>
          <table:table-cell table:style-name="Default" office:value-type="float" office:value="3.9" calcext:value-type="float">
            <text:p>3,9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8" calcext:value-type="float">
            <text:p>8,00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5.29" calcext:value-type="float">
            <text:p>5,29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4.23" calcext:value-type="float">
            <text:p>4,23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7.52" calcext:value-type="float">
            <text:p>7,52</text:p>
          </table:table-cell>
          <table:table-cell table:style-name="Default" office:value-type="float" office:value="3.68" calcext:value-type="float">
            <text:p>3,68</text:p>
          </table:table-cell>
          <table:table-cell table:style-name="Default" office:value-type="float" office:value="4.36" calcext:value-type="float">
            <text:p>4,36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orge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3.07" calcext:value-type="float">
            <text:p>3,07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3.25" calcext:value-type="float">
            <text:p>3,25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3.6" calcext:value-type="float">
            <text:p>3,60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.59" calcext:value-type="float">
            <text:p>5,5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3.07" calcext:value-type="float">
            <text:p>3,07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2.49" calcext:value-type="float">
            <text:p>2,49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3.68" calcext:value-type="float">
            <text:p>3,68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5.06" calcext:value-type="float">
            <text:p>5,06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oselit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6.72" calcext:value-type="float">
            <text:p>6,72</text:p>
          </table:table-cell>
          <table:table-cell table:style-name="Default" office:value-type="float" office:value="6.6" calcext:value-type="float">
            <text:p>6,6</text:p>
          </table:table-cell>
          <table:table-cell table:style-name="Default" office:value-type="float" office:value="5.94" calcext:value-type="float">
            <text:p>5,94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6.12" calcext:value-type="float">
            <text:p>6,12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5.94" calcext:value-type="float">
            <text:p>5,94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04" calcext:value-type="float">
            <text:p>5,04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5.94" calcext:value-type="float">
            <text:p>5,94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6.71" calcext:value-type="float">
            <text:p>16,71</text:p>
          </table:table-cell>
          <table:table-cell table:style-name="Default" office:value-type="float" office:value="8.45" calcext:value-type="float">
            <text:p>8,45</text:p>
          </table:table-cell>
          <table:table-cell table:style-name="Default" office:value-type="float" office:value="7.79" calcext:value-type="float">
            <text:p>7,79</text:p>
          </table:table-cell>
          <table:table-cell table:style-name="Default" office:value-type="float" office:value="8.33" calcext:value-type="float">
            <text:p>8,33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37.14" calcext:value-type="float">
            <text:p>37,14</text:p>
          </table:table-cell>
          <table:table-cell table:style-name="Default" office:value-type="float" office:value="9.71" calcext:value-type="float">
            <text:p>9,71</text:p>
          </table:table-cell>
          <table:table-cell table:style-name="Default" office:value-type="float" office:value="6.8" calcext:value-type="float">
            <text:p>6,8</text:p>
          </table:table-cell>
          <table:table-cell table:style-name="Default" office:value-type="float" office:value="8.67" calcext:value-type="float">
            <text:p>8,67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9.55" calcext:value-type="float">
            <text:p>9,55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9.5" calcext:value-type="float">
            <text:p>9,5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juli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4.47" calcext:value-type="float">
            <text:p>4,47</text:p>
          </table:table-cell>
          <table:table-cell table:style-name="Default" office:value-type="float" office:value="3.9" calcext:value-type="float">
            <text:p>3,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4.88" calcext:value-type="float">
            <text:p>4,88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4.47" calcext:value-type="float">
            <text:p>4,47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.59" calcext:value-type="float">
            <text:p>5,5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9" calcext:value-type="float">
            <text:p>3,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3.25" calcext:value-type="float">
            <text:p>3,25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3.7" calcext:value-type="float">
            <text:p>3,70</text:p>
          </table:table-cell>
          <table:table-cell table:style-name="ce2" office:value-type="float" office:value="3.83" calcext:value-type="float">
            <text:p>3,83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8.52" calcext:value-type="float">
            <text:p>8,52</text:p>
          </table:table-cell>
          <table:table-cell table:style-name="Default" office:value-type="float" office:value="3.68" calcext:value-type="float">
            <text:p>3,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cas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2.59" calcext:value-type="float">
            <text:p>2,59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2.74" calcext:value-type="float">
            <text:p>2,74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2.7" calcext:value-type="float">
            <text:p>2,70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3.07" calcext:value-type="float">
            <text:p>3,07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2.74" calcext:value-type="float">
            <text:p>2,74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2.7" calcext:value-type="float">
            <text:p>2,70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4.53" calcext:value-type="float">
            <text:p>4,53</text:p>
          </table:table-cell>
          <table:table-cell table:style-name="Default" office:value-type="float" office:value="3.58" calcext:value-type="float">
            <text:p>3,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3.7" calcext:value-type="float">
            <text:p>3,70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ci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2.4" calcext:value-type="float">
            <text:p>2,4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2.35" calcext:value-type="float">
            <text:p>2,35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2.26" calcext:value-type="float">
            <text:p>2,26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2.21" calcext:value-type="float">
            <text:p>2,21</text:p>
          </table:table-cell>
          <table:table-cell table:style-name="Default" office:value-type="float" office:value="3.09" calcext:value-type="float">
            <text:p>3,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5" calcext:value-type="float">
            <text:p>5,0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luis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9.09" calcext:value-type="float">
            <text:p>9,09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4.91" calcext:value-type="float">
            <text:p>4,91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8.52" calcext:value-type="float">
            <text:p>8,52</text:p>
          </table:table-cell>
          <table:table-cell table:style-name="Default" office:value-type="float" office:value="6.12" calcext:value-type="float">
            <text:p>6,12</text:p>
          </table:table-cell>
          <table:table-cell table:style-name="Default" office:value-type="float" office:value="4.91" calcext:value-type="float">
            <text:p>4,91</text:p>
          </table:table-cell>
          <table:table-cell table:style-name="Default" office:value-type="float" office:value="5.94" calcext:value-type="float">
            <text:p>5,94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5.59" calcext:value-type="float">
            <text:p>5,5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9.71" calcext:value-type="float">
            <text:p>9,71</text:p>
          </table:table-cell>
          <table:table-cell table:style-name="Default" office:value-type="float" office:value="6.12" calcext:value-type="float">
            <text:p>6,12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5.28" calcext:value-type="float">
            <text:p>5,2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6.48" calcext:value-type="float">
            <text:p>6,48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5.94" calcext:value-type="float">
            <text:p>5,94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22.18" calcext:value-type="float">
            <text:p>22,18</text:p>
          </table:table-cell>
          <table:table-cell table:style-name="Default" office:value-type="float" office:value="8.59" calcext:value-type="float">
            <text:p>8,59</text:p>
          </table:table-cell>
          <table:table-cell table:style-name="Default" office:value-type="float" office:value="8.42" calcext:value-type="float">
            <text:p>8,42</text:p>
          </table:table-cell>
          <table:table-cell table:style-name="Default" office:value-type="float" office:value="6.25" calcext:value-type="float">
            <text:p>6,25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6.79" calcext:value-type="float">
            <text:p>6,79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marcelo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9.09" calcext:value-type="float">
            <text:p>9,09</text:p>
          </table:table-cell>
          <table:table-cell table:style-name="Default" office:value-type="float" office:value="6.48" calcext:value-type="float">
            <text:p>6,48</text:p>
          </table:table-cell>
          <table:table-cell table:style-name="Default" office:value-type="float" office:value="5.52" calcext:value-type="float">
            <text:p>5,52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8.29" calcext:value-type="float">
            <text:p>18,29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7.31" calcext:value-type="float">
            <text:p>7,31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9.71" calcext:value-type="float">
            <text:p>9,71</text:p>
          </table:table-cell>
          <table:table-cell table:style-name="Default" office:value-type="float" office:value="4.34" calcext:value-type="float">
            <text:p>4,34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8.29" calcext:value-type="float">
            <text:p>18,29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6.79" calcext:value-type="float">
            <text:p>6,79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12.94" calcext:value-type="float">
            <text:p>12,94</text:p>
          </table:table-cell>
          <table:table-cell table:style-name="Default" office:value-type="float" office:value="5.88" calcext:value-type="float">
            <text:p>5,88</text:p>
          </table:table-cell>
          <table:table-cell table:style-name="Default" office:value-type="float" office:value="6.6" calcext:value-type="float">
            <text:p>6,6</text:p>
          </table:table-cell>
          <table:table-cell table:style-name="Default" office:value-type="float" office:value="5.62" calcext:value-type="float">
            <text:p>5,62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4.88" calcext:value-type="float">
            <text:p>4,88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7.31" calcext:value-type="float">
            <text:p>7,31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9.81" calcext:value-type="float">
            <text:p>9,81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5.71" calcext:value-type="float">
            <text:p>5,71</text:p>
          </table:table-cell>
          <table:table-cell table:style-name="Default" office:value-type="float" office:value="5.31" calcext:value-type="float">
            <text:p>5,31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5.4" calcext:value-type="float">
            <text:p>5,40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.35" calcext:value-type="float">
            <text:p>10,3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7.33" calcext:value-type="float">
            <text:p>7,33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34" calcext:value-type="float">
            <text:p>34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7.31" calcext:value-type="float">
            <text:p>7,31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matheus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.2" calcext:value-type="float">
            <text:p>10,2</text:p>
          </table:table-cell>
          <table:table-cell table:style-name="Default" office:value-type="float" office:value="7.79" calcext:value-type="float">
            <text:p>7,79</text:p>
          </table:table-cell>
          <table:table-cell table:style-name="Default" office:value-type="float" office:value="10.71" calcext:value-type="float">
            <text:p>10,71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9.55" calcext:value-type="float">
            <text:p>9,55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11.88" calcext:value-type="float">
            <text:p>11,8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9.29" calcext:value-type="float">
            <text:p>9,29</text:p>
          </table:table-cell>
          <table:table-cell table:style-name="Default" office:value-type="float" office:value="8.89" calcext:value-type="float">
            <text:p>8,89</text:p>
          </table:table-cell>
          <table:table-cell table:style-name="Default" office:value-type="float" office:value="7.33" calcext:value-type="float">
            <text:p>7,33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7.38" calcext:value-type="float">
            <text:p>7,38</text:p>
          </table:table-cell>
          <table:table-cell table:style-name="ce2" office:value-type="float" office:value="10.18" calcext:value-type="float">
            <text:p>10,18</text:p>
          </table:table-cell>
          <table:table-cell table:style-name="ce2" office:value-type="float" office:value="9.5" calcext:value-type="float">
            <text:p>9,5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16.57" calcext:value-type="float">
            <text:p>16,57</text:p>
          </table:table-cell>
          <table:table-cell table:style-name="Default" office:value-type="float" office:value="10.5" calcext:value-type="float">
            <text:p>10,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.71" calcext:value-type="float">
            <text:p>10,71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11.4" calcext:value-type="float">
            <text:p>11,40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23.75" calcext:value-type="float">
            <text:p>23,7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18.15" calcext:value-type="float">
            <text:p>18,15</text:p>
          </table:table-cell>
          <table:table-cell table:style-name="Default" office:value-type="float" office:value="8.73" calcext:value-type="float">
            <text:p>8,73</text:p>
          </table:table-cell>
          <table:table-cell table:style-name="Default" office:value-type="float" office:value="8.89" calcext:value-type="float">
            <text:p>8,89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10.09" calcext:value-type="float">
            <text:p>10,09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13.57" calcext:value-type="float">
            <text:p>13,57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3.59" calcext:value-type="float">
            <text:p>13,59</text:p>
          </table:table-cell>
          <table:table-cell table:style-name="Default" office:value-type="float" office:value="8.89" calcext:value-type="float">
            <text:p>8,89</text:p>
          </table:table-cell>
          <table:table-cell table:style-name="Default" office:value-type="float" office:value="11.07" calcext:value-type="float">
            <text:p>11,07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21.33" calcext:value-type="float">
            <text:p>21,33</text:p>
          </table:table-cell>
          <table:table-cell table:style-name="ce2" office:value-type="float" office:value="18.43" calcext:value-type="float">
            <text:p>18,43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11.88" calcext:value-type="float">
            <text:p>11,88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willian</text:p>
          </table:table-cell>
          <table:table-cell office:value-type="string" calcext:value-type="string">
            <text:p>3-ch CCA</text:p>
          </table:table-cell>
          <table:table-cell table:style-name="Default" office:value-type="float" office:value="6.74" calcext:value-type="float">
            <text:p>6,74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3-ch CCA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9.55" calcext:value-type="float">
            <text:p>9,55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style-name="Default" office:value-type="float" office:value="8.08" calcext:value-type="float">
            <text:p>8,08</text:p>
          </table:table-cell>
          <table:table-cell table:style-name="Default" office:value-type="float" office:value="5.22" calcext:value-type="float">
            <text:p>5,22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6.25" calcext:value-type="float">
            <text:p>6,25</text:p>
          </table:table-cell>
          <table:table-cell/>
          <table:table-cell office:value-type="string" calcext:value-type="string">
            <text:p>3-ch MSI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8.25" calcext:value-type="float">
            <text:p>8,25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5.94" calcext:value-type="float">
            <text:p>5,9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25" calcext:value-type="float">
            <text:p>6,25</text:p>
          </table:table-cell>
          <table:table-cell/>
          <table:table-cell office:value-type="string" calcext:value-type="string">
            <text:p>2-ch MSI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office:value-type="float" office:value="5.88" calcext:value-type="float">
            <text:p>5,88</text:p>
          </table:table-cell>
          <table:table-cell table:style-name="Default" office:value-type="float" office:value="5.52" calcext:value-type="float">
            <text:p>5,52</text:p>
          </table:table-cell>
          <table:table-cell table:style-name="Default" office:value-type="float" office:value="7.33" calcext:value-type="float">
            <text:p>7,33</text:p>
          </table:table-cell>
          <table:table-cell/>
          <table:table-cell office:value-type="string" calcext:value-type="string">
            <text:p>1-ch MSI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style-name="Default" office:value-type="float" office:value="11.26" calcext:value-type="float">
            <text:p>11,26</text:p>
          </table:table-cell>
          <table:table-cell table:style-name="Default" office:value-type="float" office:value="7.7" calcext:value-type="float">
            <text:p>7,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33" calcext:value-type="float">
            <text:p>7,33</text:p>
          </table:table-cell>
          <table:table-cell/>
          <table:table-cell office:value-type="string" calcext:value-type="string">
            <text:p>PSDA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8.5" calcext:value-type="float">
            <text:p>8,50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6.79" calcext:value-type="float">
            <text:p>6,79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5">
            <text:p>AVERAGE</text:p>
          </table:table-cell>
          <table:table-cell office:value-type="string" calcext:value-type="string">
            <text:p>3-ch CCA</text:p>
          </table:table-cell>
          <table:table-cell table:formula="of:=AVERAGE([.C3];[.C8];[.C13];[.C18];[.C23];[.C28];[.C33];[.C38];[.C43];[.C48];[.C53];[.C58];[.C63];[.C68];[.C73];[.C78];[.C83])" office:value-type="float" office:value="8.01529411764706" calcext:value-type="float">
            <text:p>8,02</text:p>
          </table:table-cell>
          <table:table-cell table:formula="of:=AVERAGE([.D3];[.D8];[.D13];[.D18];[.D23];[.D28];[.D33];[.D38];[.D43];[.D48];[.D53];[.D58];[.D63];[.D68];[.D73];[.D78];[.D83])" office:value-type="float" office:value="5.19882352941176" calcext:value-type="float">
            <text:p>5,20</text:p>
          </table:table-cell>
          <table:table-cell table:formula="of:=AVERAGE([.E3];[.E8];[.E13];[.E18];[.E23];[.E28];[.E33];[.E38];[.E43];[.E48];[.E53];[.E58];[.E63];[.E68];[.E73];[.E78];[.E83])" office:value-type="float" office:value="5.04176470588235" calcext:value-type="float">
            <text:p>5,04</text:p>
          </table:table-cell>
          <table:table-cell table:formula="of:=AVERAGE([.F3];[.F8];[.F13];[.F18];[.F23];[.F28];[.F33];[.F38];[.F43];[.F48];[.F53];[.F58];[.F63];[.F68];[.F73];[.F78];[.F83])" office:value-type="float" office:value="5.89294117647059" calcext:value-type="float">
            <text:p>5,89</text:p>
          </table:table-cell>
          <table:table-cell table:formula="of:=AVERAGE([.C88:.F88])" office:value-type="float" office:value="6.03720588235294" calcext:value-type="float">
            <text:p>6,04</text:p>
          </table:table-cell>
          <table:table-cell office:value-type="string" calcext:value-type="string">
            <text:p>3-ch CCA</text:p>
          </table:table-cell>
          <table:table-cell table:style-name="ce2" table:formula="of:=AVERAGE([.I3];[.I8];[.I13];[.I18];[.I23];[.I28];[.I33];[.I38];[.I43];[.I48];[.I53];[.I58];[.I63];[.I68];[.I73];[.I78];[.I83])" office:value-type="float" office:value="8.82" calcext:value-type="float">
            <text:p>8,82</text:p>
          </table:table-cell>
          <table:table-cell table:style-name="ce2" table:formula="of:=AVERAGE([.J3];[.J8];[.J13];[.J18];[.J23];[.J28];[.J33];[.J38];[.J43];[.J48];[.J53];[.J58];[.J63];[.J68];[.J73];[.J78];[.J83])" office:value-type="float" office:value="5.05529411764706" calcext:value-type="float">
            <text:p>5,06</text:p>
          </table:table-cell>
          <table:table-cell table:style-name="ce2" table:formula="of:=AVERAGE([.K3];[.K8];[.K13];[.K18];[.K23];[.K28];[.K33];[.K38];[.K43];[.K48];[.K53];[.K58];[.K63];[.K68];[.K73];[.K78];[.K83])" office:value-type="float" office:value="5.42058823529412" calcext:value-type="float">
            <text:p>5,42</text:p>
          </table:table-cell>
          <table:table-cell table:style-name="ce2" table:formula="of:=AVERAGE([.L3];[.L8];[.L13];[.L18];[.L23];[.L28];[.L33];[.L38];[.L43];[.L48];[.L53];[.L58];[.L63];[.L68];[.L73];[.L78];[.L83])" office:value-type="float" office:value="6.08294117647059" calcext:value-type="float">
            <text:p>6,08</text:p>
          </table:table-cell>
          <table:table-cell table:formula="of:=AVERAGE([.I88:.L88])" office:value-type="float" office:value="6.34470588235294" calcext:value-type="float">
            <text:p>6,34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3-ch MSI</text:p>
          </table:table-cell>
          <table:table-cell table:formula="of:=AVERAGE([.C4];[.C9];[.C14];[.C19];[.C24];[.C29];[.C34];[.C39];[.C44];[.C49];[.C54];[.C59];[.C64];[.C69];[.C74];[.C79];[.C84])" office:value-type="float" office:value="7.28823529411765" calcext:value-type="float">
            <text:p>7,29</text:p>
          </table:table-cell>
          <table:table-cell table:formula="of:=AVERAGE([.D4];[.D9];[.D14];[.D19];[.D24];[.D29];[.D34];[.D39];[.D44];[.D49];[.D54];[.D59];[.D64];[.D69];[.D74];[.D79];[.D84])" office:value-type="float" office:value="4.65588235294118" calcext:value-type="float">
            <text:p>4,66</text:p>
          </table:table-cell>
          <table:table-cell table:formula="of:=AVERAGE([.E4];[.E9];[.E14];[.E19];[.E24];[.E29];[.E34];[.E39];[.E44];[.E49];[.E54];[.E59];[.E64];[.E69];[.E74];[.E79];[.E84])" office:value-type="float" office:value="5.12764705882353" calcext:value-type="float">
            <text:p>5,13</text:p>
          </table:table-cell>
          <table:table-cell table:formula="of:=AVERAGE([.F4];[.F9];[.F14];[.F19];[.F24];[.F29];[.F34];[.F39];[.F44];[.F49];[.F54];[.F59];[.F64];[.F69];[.F74];[.F79];[.F84])" office:value-type="float" office:value="5.60411764705882" calcext:value-type="float">
            <text:p>5,60</text:p>
          </table:table-cell>
          <table:table-cell table:formula="of:=AVERAGE([.C89:.F89])" office:value-type="float" office:value="5.6689705882353" calcext:value-type="float">
            <text:p>5,67</text:p>
          </table:table-cell>
          <table:table-cell office:value-type="string" calcext:value-type="string">
            <text:p>3-ch MSI</text:p>
          </table:table-cell>
          <table:table-cell table:style-name="ce2" table:formula="of:=AVERAGE([.I4];[.I9];[.I14];[.I19];[.I24];[.I29];[.I34];[.I39];[.I44];[.I49];[.I54];[.I59];[.I64];[.I69];[.I74];[.I79];[.I84])" office:value-type="float" office:value="8.22058823529412" calcext:value-type="float">
            <text:p>8,22</text:p>
          </table:table-cell>
          <table:table-cell table:style-name="ce2" table:formula="of:=AVERAGE([.J4];[.J9];[.J14];[.J19];[.J24];[.J29];[.J34];[.J39];[.J44];[.J49];[.J54];[.J59];[.J64];[.J69];[.J74];[.J79];[.J84])" office:value-type="float" office:value="4.71823529411765" calcext:value-type="float">
            <text:p>4,72</text:p>
          </table:table-cell>
          <table:table-cell table:style-name="ce2" table:formula="of:=AVERAGE([.K4];[.K9];[.K14];[.K19];[.K24];[.K29];[.K34];[.K39];[.K44];[.K49];[.K54];[.K59];[.K64];[.K69];[.K74];[.K79];[.K84])" office:value-type="float" office:value="5.34823529411765" calcext:value-type="float">
            <text:p>5,35</text:p>
          </table:table-cell>
          <table:table-cell table:style-name="ce2" table:formula="of:=AVERAGE([.L4];[.L9];[.L14];[.L19];[.L24];[.L29];[.L34];[.L39];[.L44];[.L49];[.L54];[.L59];[.L64];[.L69];[.L74];[.L79];[.L84])" office:value-type="float" office:value="5.85470588235294" calcext:value-type="float">
            <text:p>5,85</text:p>
          </table:table-cell>
          <table:table-cell table:formula="of:=AVERAGE([.I89:.L89])" office:value-type="float" office:value="6.03544117647059" calcext:value-type="float">
            <text:p>6,04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2-ch MSI</text:p>
          </table:table-cell>
          <table:table-cell table:formula="of:=AVERAGE([.C5];[.C10];[.C15];[.C20];[.C25];[.C30];[.C35];[.C40];[.C45];[.C50];[.C55];[.C60];[.C65];[.C70];[.C75];[.C80];[.C85])" office:value-type="float" office:value="6.54176470588235" calcext:value-type="float">
            <text:p>6,54</text:p>
          </table:table-cell>
          <table:table-cell table:formula="of:=AVERAGE([.D5];[.D10];[.D15];[.D20];[.D25];[.D30];[.D35];[.D40];[.D45];[.D50];[.D55];[.D60];[.D65];[.D70];[.D75];[.D80];[.D85])" office:value-type="float" office:value="4.82647058823529" calcext:value-type="float">
            <text:p>4,83</text:p>
          </table:table-cell>
          <table:table-cell table:formula="of:=AVERAGE([.E5];[.E10];[.E15];[.E20];[.E25];[.E30];[.E35];[.E40];[.E45];[.E50];[.E55];[.E60];[.E65];[.E70];[.E75];[.E80];[.E85])" office:value-type="float" office:value="5.58294117647059" calcext:value-type="float">
            <text:p>5,58</text:p>
          </table:table-cell>
          <table:table-cell table:formula="of:=AVERAGE([.F5];[.F10];[.F15];[.F20];[.F25];[.F30];[.F35];[.F40];[.F45];[.F50];[.F55];[.F60];[.F65];[.F70];[.F75];[.F80];[.F85])" office:value-type="float" office:value="5.83882352941177" calcext:value-type="float">
            <text:p>5,84</text:p>
          </table:table-cell>
          <table:table-cell table:formula="of:=AVERAGE([.C90:.F90])" office:value-type="float" office:value="5.6975" calcext:value-type="float">
            <text:p>5,70</text:p>
          </table:table-cell>
          <table:table-cell office:value-type="string" calcext:value-type="string">
            <text:p>2-ch MSI</text:p>
          </table:table-cell>
          <table:table-cell table:style-name="ce2" table:formula="of:=AVERAGE([.I5];[.I10];[.I15];[.I20];[.I25];[.I30];[.I35];[.I40];[.I45];[.I50];[.I55];[.I60];[.I65];[.I70];[.I75];[.I80];[.I85])" office:value-type="float" office:value="8.03529411764706" calcext:value-type="float">
            <text:p>8,04</text:p>
          </table:table-cell>
          <table:table-cell table:style-name="ce2" table:formula="of:=AVERAGE([.J5];[.J10];[.J15];[.J20];[.J25];[.J30];[.J35];[.J40];[.J45];[.J50];[.J55];[.J60];[.J65];[.J70];[.J75];[.J80];[.J85])" office:value-type="float" office:value="4.83529411764706" calcext:value-type="float">
            <text:p>4,84</text:p>
          </table:table-cell>
          <table:table-cell table:style-name="ce2" table:formula="of:=AVERAGE([.K5];[.K10];[.K15];[.K20];[.K25];[.K30];[.K35];[.K40];[.K45];[.K50];[.K55];[.K60];[.K65];[.K70];[.K75];[.K80];[.K85])" office:value-type="float" office:value="5.36647058823529" calcext:value-type="float">
            <text:p>5,37</text:p>
          </table:table-cell>
          <table:table-cell table:style-name="ce2" table:formula="of:=AVERAGE([.L5];[.L10];[.L15];[.L20];[.L25];[.L30];[.L35];[.L40];[.L45];[.L50];[.L55];[.L60];[.L65];[.L70];[.L75];[.L80];[.L85])" office:value-type="float" office:value="6.64882352941176" calcext:value-type="float">
            <text:p>6,65</text:p>
          </table:table-cell>
          <table:table-cell table:formula="of:=AVERAGE([.I90:.L90])" office:value-type="float" office:value="6.2214705882353" calcext:value-type="float">
            <text:p>6,22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1-ch MSI</text:p>
          </table:table-cell>
          <table:table-cell table:formula="of:=AVERAGE([.C6];[.C11];[.C16];[.C21];[.C26];[.C31];[.C36];[.C41];[.C46];[.C51];[.C56];[.C61];[.C66];[.C71];[.C76];[.C81];[.C86])" office:value-type="float" office:value="7.32705882352941" calcext:value-type="float">
            <text:p>7,33</text:p>
          </table:table-cell>
          <table:table-cell table:formula="of:=AVERAGE([.D6];[.D11];[.D16];[.D21];[.D26];[.D31];[.D36];[.D41];[.D46];[.D51];[.D56];[.D61];[.D66];[.D71];[.D76];[.D81];[.D86])" office:value-type="float" office:value="5.16235294117647" calcext:value-type="float">
            <text:p>5,16</text:p>
          </table:table-cell>
          <table:table-cell table:formula="of:=AVERAGE([.E6];[.E11];[.E16];[.E21];[.E26];[.E31];[.E36];[.E41];[.E46];[.E51];[.E56];[.E61];[.E66];[.E71];[.E76];[.E81];[.E86])" office:value-type="float" office:value="5.56470588235294" calcext:value-type="float">
            <text:p>5,56</text:p>
          </table:table-cell>
          <table:table-cell table:formula="of:=AVERAGE([.F6];[.F11];[.F16];[.F21];[.F26];[.F31];[.F36];[.F41];[.F46];[.F51];[.F56];[.F61];[.F66];[.F71];[.F76];[.F81];[.F86])" office:value-type="float" office:value="5.91117647058824" calcext:value-type="float">
            <text:p>5,91</text:p>
          </table:table-cell>
          <table:table-cell table:formula="of:=AVERAGE([.C91:.F91])" office:value-type="float" office:value="5.99132352941177" calcext:value-type="float">
            <text:p>5,99</text:p>
          </table:table-cell>
          <table:table-cell office:value-type="string" calcext:value-type="string">
            <text:p>1-ch MSI</text:p>
          </table:table-cell>
          <table:table-cell table:style-name="ce2" table:formula="of:=AVERAGE([.I6];[.I11];[.I16];[.I21];[.I26];[.I31];[.I36];[.I41];[.I46];[.I51];[.I56];[.I61];[.I66];[.I71];[.I76];[.I81];[.I86])" office:value-type="float" office:value="8.55294117647059" calcext:value-type="float">
            <text:p>8,55</text:p>
          </table:table-cell>
          <table:table-cell table:style-name="ce2" table:formula="of:=AVERAGE([.J6];[.J11];[.J16];[.J21];[.J26];[.J31];[.J36];[.J41];[.J46];[.J51];[.J56];[.J61];[.J66];[.J71];[.J76];[.J81];[.J86])" office:value-type="float" office:value="4.99117647058823" calcext:value-type="float">
            <text:p>4,99</text:p>
          </table:table-cell>
          <table:table-cell table:style-name="ce2" table:formula="of:=AVERAGE([.K6];[.K11];[.K16];[.K21];[.K26];[.K31];[.K36];[.K41];[.K46];[.K51];[.K56];[.K61];[.K66];[.K71];[.K76];[.K81];[.K86])" office:value-type="float" office:value="5.53352941176471" calcext:value-type="float">
            <text:p>5,53</text:p>
          </table:table-cell>
          <table:table-cell table:style-name="ce2" table:formula="of:=AVERAGE([.L6];[.L11];[.L16];[.L21];[.L26];[.L31];[.L36];[.L41];[.L46];[.L51];[.L56];[.L61];[.L66];[.L71];[.L76];[.L81];[.L86])" office:value-type="float" office:value="6.38470588235294" calcext:value-type="float">
            <text:p>6,38</text:p>
          </table:table-cell>
          <table:table-cell table:formula="of:=AVERAGE([.I91:.L91])" office:value-type="float" office:value="6.36558823529412" calcext:value-type="float">
            <text:p>6,37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PSDA</text:p>
          </table:table-cell>
          <table:table-cell table:formula="of:=AVERAGE([.C7];[.C12];[.C17];[.C22];[.C27];[.C32];[.C37];[.C42];[.C47];[.C52];[.C57];[.C62];[.C67];[.C72];[.C77];[.C82];[.C87])" office:value-type="float" office:value="16.0141176470588" calcext:value-type="float">
            <text:p>16,01</text:p>
          </table:table-cell>
          <table:table-cell table:formula="of:=AVERAGE([.D7];[.D12];[.D17];[.D22];[.D27];[.D32];[.D37];[.D42];[.D47];[.D52];[.D57];[.D62];[.D67];[.D72];[.D77];[.D82];[.D87])" office:value-type="float" office:value="6.68117647058824" calcext:value-type="float">
            <text:p>6,68</text:p>
          </table:table-cell>
          <table:table-cell table:formula="of:=AVERAGE([.E7];[.E12];[.E17];[.E22];[.E27];[.E32];[.E37];[.E42];[.E47];[.E52];[.E57];[.E62];[.E67];[.E72];[.E77];[.E82];[.E87])" office:value-type="float" office:value="6.03529411764706" calcext:value-type="float">
            <text:p>6,04</text:p>
          </table:table-cell>
          <table:table-cell table:formula="of:=AVERAGE([.F7];[.F12];[.F17];[.F22];[.F27];[.F32];[.F37];[.F42];[.F47];[.F52];[.F57];[.F62];[.F67];[.F72];[.F77];[.F82];[.F87])" office:value-type="float" office:value="6.83176470588235" calcext:value-type="float">
            <text:p>6,83</text:p>
          </table:table-cell>
          <table:table-cell table:formula="of:=AVERAGE([.C92:.F92])" office:value-type="float" office:value="8.89058823529412" calcext:value-type="float">
            <text:p>8,89</text:p>
          </table:table-cell>
          <table:table-cell office:value-type="string" calcext:value-type="string">
            <text:p>PSDA</text:p>
          </table:table-cell>
          <table:table-cell table:style-name="ce2" table:formula="of:=AVERAGE([.I7];[.I12];[.I17];[.I22];[.I27];[.I32];[.I37];[.I42];[.I47];[.I52];[.I57];[.I62];[.I67];[.I72];[.I77];[.I82];[.I87])" office:value-type="float" office:value="19.2141176470588" calcext:value-type="float">
            <text:p>19,21</text:p>
          </table:table-cell>
          <table:table-cell table:style-name="ce2" table:formula="of:=AVERAGE([.J7];[.J12];[.J17];[.J22];[.J27];[.J32];[.J37];[.J42];[.J47];[.J52];[.J57];[.J62];[.J67];[.J72];[.J77];[.J82];[.J87])" office:value-type="float" office:value="6.80588235294118" calcext:value-type="float">
            <text:p>6,81</text:p>
          </table:table-cell>
          <table:table-cell table:style-name="ce2" table:formula="of:=AVERAGE([.K7];[.K12];[.K17];[.K22];[.K27];[.K32];[.K37];[.K42];[.K47];[.K52];[.K57];[.K62];[.K67];[.K72];[.K77];[.K82];[.K87])" office:value-type="float" office:value="6.29647058823529" calcext:value-type="float">
            <text:p>6,30</text:p>
          </table:table-cell>
          <table:table-cell table:style-name="ce2" table:formula="of:=AVERAGE([.L7];[.L12];[.L17];[.L22];[.L27];[.L32];[.L37];[.L42];[.L47];[.L52];[.L57];[.L62];[.L67];[.L72];[.L77];[.L82];[.L87])" office:value-type="float" office:value="6.6464705882353" calcext:value-type="float">
            <text:p>6,65</text:p>
          </table:table-cell>
          <table:table-cell table:formula="of:=AVERAGE([.I92:.L92])" office:value-type="float" office:value="9.74073529411765" calcext:value-type="float">
            <text:p>9,7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 table:number-columns-spanned="1" table:number-rows-spanned="2">
            <text:p>TOTAL </text:p>
            <text:p>AVERAGE</text:p>
          </table:table-cell>
          <table:table-cell table:number-columns-repeated="1019"/>
        </table:table-row>
        <table:table-row table:style-name="ro2">
          <table:table-cell table:number-columns-repeated="4"/>
          <table:covered-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3-ch CCA</text:p>
          </table:table-cell>
          <table:table-cell table:formula="of:=AVERAGE([.C88];[.I88])" office:value-type="float" office:value="8.41764705882353" calcext:value-type="float">
            <text:p>8,42</text:p>
          </table:table-cell>
          <table:table-cell table:formula="of:=AVERAGE([.D88];[.J88])" office:value-type="float" office:value="5.12705882352941" calcext:value-type="float">
            <text:p>5,13</text:p>
          </table:table-cell>
          <table:table-cell table:style-name="ce2" table:formula="of:=AVERAGE([.E88];[.K88])" office:value-type="float" office:value="5.23117647058823" calcext:value-type="float">
            <text:p>5,23</text:p>
          </table:table-cell>
          <table:table-cell table:style-name="ce2" table:formula="of:=AVERAGE([.F88];[.L88])" office:value-type="float" office:value="5.98794117647059" calcext:value-type="float">
            <text:p>5,99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3-ch MSI</text:p>
          </table:table-cell>
          <table:table-cell table:formula="of:=AVERAGE([.C89];[.I89])" office:value-type="float" office:value="7.75441176470588" calcext:value-type="float">
            <text:p>7,75</text:p>
          </table:table-cell>
          <table:table-cell table:formula="of:=AVERAGE([.D89];[.J89])" office:value-type="float" office:value="4.68705882352942" calcext:value-type="float">
            <text:p>4,69</text:p>
          </table:table-cell>
          <table:table-cell table:style-name="ce2" table:formula="of:=AVERAGE([.E89];[.K89])" office:value-type="float" office:value="5.23794117647059" calcext:value-type="float">
            <text:p>5,24</text:p>
          </table:table-cell>
          <table:table-cell table:style-name="ce2" table:formula="of:=AVERAGE([.F89];[.L89])" office:value-type="float" office:value="5.72941176470588" calcext:value-type="float">
            <text:p>5,73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2-ch MSI</text:p>
          </table:table-cell>
          <table:table-cell table:formula="of:=AVERAGE([.C90];[.I90])" office:value-type="float" office:value="7.28852941176471" calcext:value-type="float">
            <text:p>7,29</text:p>
          </table:table-cell>
          <table:table-cell table:formula="of:=AVERAGE([.D90];[.J90])" office:value-type="float" office:value="4.83088235294118" calcext:value-type="float">
            <text:p>4,83</text:p>
          </table:table-cell>
          <table:table-cell table:style-name="ce2" table:formula="of:=AVERAGE([.E90];[.K90])" office:value-type="float" office:value="5.47470588235294" calcext:value-type="float">
            <text:p>5,47</text:p>
          </table:table-cell>
          <table:table-cell table:style-name="ce2" table:formula="of:=AVERAGE([.F90];[.L90])" office:value-type="float" office:value="6.24382352941177" calcext:value-type="float">
            <text:p>6,24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1-ch MSI</text:p>
          </table:table-cell>
          <table:table-cell table:formula="of:=AVERAGE([.C91];[.I91])" office:value-type="float" office:value="7.94" calcext:value-type="float">
            <text:p>7,94</text:p>
          </table:table-cell>
          <table:table-cell table:formula="of:=AVERAGE([.D91];[.J91])" office:value-type="float" office:value="5.07676470588235" calcext:value-type="float">
            <text:p>5,08</text:p>
          </table:table-cell>
          <table:table-cell table:style-name="ce2" table:formula="of:=AVERAGE([.E91];[.K91])" office:value-type="float" office:value="5.54911764705883" calcext:value-type="float">
            <text:p>5,55</text:p>
          </table:table-cell>
          <table:table-cell table:style-name="ce2" table:formula="of:=AVERAGE([.F91];[.L91])" office:value-type="float" office:value="6.14794117647059" calcext:value-type="float">
            <text:p>6,15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office:value-type="string" calcext:value-type="string">
            <text:p>PSDA</text:p>
          </table:table-cell>
          <table:table-cell table:formula="of:=AVERAGE([.C92];[.I92])" office:value-type="float" office:value="17.6141176470588" calcext:value-type="float">
            <text:p>17,61</text:p>
          </table:table-cell>
          <table:table-cell table:formula="of:=AVERAGE([.D92];[.J92])" office:value-type="float" office:value="6.74352941176471" calcext:value-type="float">
            <text:p>6,74</text:p>
          </table:table-cell>
          <table:table-cell table:style-name="ce2" table:formula="of:=AVERAGE([.E92];[.K92])" office:value-type="float" office:value="6.16588235294118" calcext:value-type="float">
            <text:p>6,17</text:p>
          </table:table-cell>
          <table:table-cell table:style-name="ce2" table:formula="of:=AVERAGE([.F92];[.L92])" office:value-type="float" office:value="6.73911764705882" calcext:value-type="float">
            <text:p>6,74</text:p>
          </table:table-cell>
          <table:table-cell table:number-columns-repeated="101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5:20:12.56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 Ferrara</meta:initial-creator>
    <meta:creation-date>2014-12-04T17:21:05.12</meta:creation-date>
    <dc:date>2014-12-16T23:36:51.752000000</dc:date>
    <meta:editing-duration>PT11H11M29S</meta:editing-duration>
    <meta:editing-cycles>3</meta:editing-cycles>
    <meta:generator>LibreOffice/4.3.4.1$Windows_x86 LibreOffice_project/bc356b2f991740509f321d70e4512a6a54c5f243</meta:generator>
    <meta:document-statistic meta:table-count="3" meta:cell-count="1956" meta:object-count="0"/>
  </office:meta>
</office:document-meta>
</file>